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3.7201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2.6909in"/>
    </style:style>
    <style:style style:name="co10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af" number:country="Z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4" style:family="table-cell" style:parent-style-name="Default">
      <style:table-cell-properties fo:background-color="#ffd428"/>
    </style:style>
    <style:style style:name="ce5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2a6099"/>
      <style:text-properties fo:color="#000000" fo:font-weight="bold" style:font-weight-asian="bold" style:font-weight-complex="bold"/>
    </style:style>
    <style:style style:name="ce7" style:family="table-cell" style:parent-style-name="Default" style:data-style-name="N104">
      <style:table-cell-properties fo:background-color="#55308d"/>
      <style:text-properties fo:font-weight="bold" style:font-weight-asian="bold" style:font-weight-complex="bold"/>
    </style:style>
    <style:style style:name="ce8" style:family="table-cell" style:parent-style-name="Default" style:data-style-name="N49">
      <style:table-cell-properties fo:background-color="#55308d"/>
      <style:text-properties fo:font-weight="bold" style:font-weight-asian="bold" style:font-weight-complex="bold"/>
    </style:style>
    <style:style style:name="ce9" style:family="table-cell" style:parent-style-name="Default" style:data-style-name="N49"/>
    <style:style style:name="ce10" style:family="table-cell" style:parent-style-name="Default" style:data-style-name="N20036">
      <style:table-cell-properties fo:background-color="#55308d"/>
      <style:text-properties fo:font-weight="bold" style:font-weight-asian="bold" style:font-weight-complex="bold"/>
    </style:style>
    <style:style style:name="ce11" style:family="table-cell" style:parent-style-name="Default" style:data-style-name="N20036"/>
    <style:style style:name="ce12" style:family="table-cell" style:parent-style-name="Default">
      <style:table-cell-properties fo:background-color="#55308d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rders_has_produ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9"/>
        <table:table-column table:style-name="co8" table:default-cell-style-name="ce9"/>
        <table:table-column table:style-name="co6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10" table:default-cell-style-name="Default"/>
        <table:table-row table:style-name="ro1">
          <table:table-cell table:style-name="ce4" office:value-type="string" calcext:value-type="string">
            <text:p>order_id</text:p>
          </table:table-cell>
          <table:table-cell table:style-name="ce4" office:value-type="string" calcext:value-type="string">
            <text:p>product_id</text:p>
          </table:table-cell>
          <table:table-cell table:style-name="ce5" office:value-type="string" calcext:value-type="string">
            <text:p>product_name</text:p>
          </table:table-cell>
          <table:table-cell table:style-name="ce6" office:value-type="string" calcext:value-type="string">
            <text:p>vendor_id</text:p>
          </table:table-cell>
          <table:table-cell table:style-name="ce4" office:value-type="string" calcext:value-type="string">
            <text:p>option_id</text:p>
          </table:table-cell>
          <table:table-cell table:style-name="ce4" office:value-type="string" calcext:value-type="string">
            <text:p>quantity</text:p>
          </table:table-cell>
          <table:table-cell table:style-name="ce7" office:value-type="string" calcext:value-type="string">
            <text:p>shipping_fee</text:p>
          </table:table-cell>
          <table:table-cell table:style-name="ce7" office:value-type="string" calcext:value-type="string">
            <text:p>tax </text:p>
          </table:table-cell>
          <table:table-cell table:style-name="ce7" office:value-type="string" calcext:value-type="string">
            <text:p>total_cost</text:p>
          </table:table-cell>
          <table:table-cell table:style-name="ce8" office:value-type="string" calcext:value-type="string">
            <text:p>order_date</text:p>
          </table:table-cell>
          <table:table-cell table:style-name="ce10" office:value-type="string" calcext:value-type="string">
            <text:p>delivery_date</text:p>
          </table:table-cell>
          <table:table-cell table:style-name="ce12" office:value-type="string" calcext:value-type="string">
            <text:p>ship_name </text:p>
          </table:table-cell>
          <table:table-cell table:style-name="ce12" office:value-type="string" calcext:value-type="string">
            <text:p>ship_address </text:p>
          </table:table-cell>
          <table:table-cell table:style-name="ce12" office:value-type="string" calcext:value-type="string">
            <text:p>tracking_number</text:p>
          </table:table-cell>
          <table:table-cell table:style-name="ce12" office:value-type="string" calcext:value-type="string">
            <text:p>delivery_status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table:formula="of:=VLOOKUP([.B2];['file:///home/ramsus/Programming/Platzi/Excel/archive/products.txt'#$products.$A$1:.$C$16];2)" office:value-type="string" office:string-value="Macbook Pro (2017)" calcext:value-type="string">
            <text:p>Macbook Pro (2017)</text:p>
          </table:table-cell>
          <table:table-cell table:formula="of:=VLOOKUP([.B2];['file:///home/ramsus/Programming/Platzi/Excel/product_sold_vendor.ods'#$product_sold_vendor.$A$2:.$B$16];2)" office:value-type="float" office:value="5000" calcext:value-type="float">
            <text:p>5000</text:p>
          </table:table-cell>
          <table:table-cell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  <table:table-cell table:formula="of:=VLOOKUP([.$A2];['file:///home/ramsus/Programming/Platzi/Excel/Platzi.ods'#$'Base de datos'.$A$2:.$K$29]; 3)" office:value-type="float" office:value="7" calcext:value-type="float">
            <text:p>7</text:p>
          </table:table-cell>
          <table:table-cell table:formula="of:=VLOOKUP([.$A2];['file:///home/ramsus/Programming/Platzi/Excel/Platzi.ods'#$'Base de datos'.$A$2:.$K$29]; 4)" office:value-type="float" office:value="0.0925" calcext:value-type="float">
            <text:p>0.0925</text:p>
          </table:table-cell>
          <table:table-cell table:formula="of:=VLOOKUP([.$A2];['file:///home/ramsus/Programming/Platzi/Excel/Platzi.ods'#$'Base de datos'.$A$2:.$K$29]; 5)" office:value-type="float" office:value="50.02" calcext:value-type="float">
            <text:p>50.02</text:p>
          </table:table-cell>
          <table:table-cell table:formula="of:=VLOOKUP([.$A2];['file:///home/ramsus/Programming/Platzi/Excel/Platzi.ods'#$'Base de datos'.$A$2:.$K$29]; 6)" office:value-type="date" office:date-value="2018-10-17" calcext:value-type="date">
            <text:p>2018-10-17</text:p>
          </table:table-cell>
          <table:table-cell table:style-name="ce11" table:formula="of:=VLOOKUP([.$A2];['file:///home/ramsus/Programming/Platzi/Excel/Platzi.ods'#$'Base de datos'.$A$2:.$K$29]; 7)" office:value-type="date" office:date-value="2018-10-20" calcext:value-type="date">
            <text:p>2018-10-20</text:p>
          </table:table-cell>
          <table:table-cell table:style-name="ce13" table:formula="of:=VLOOKUP([.$A2];['file:///home/ramsus/Programming/Platzi/Excel/Platzi.ods'#$'Base de datos'.$A$2:.$K$29]; 8)" office:value-type="string" office:string-value="Anna Addison" calcext:value-type="string">
            <text:p>Anna Addison</text:p>
          </table:table-cell>
          <table:table-cell table:style-name="ce13" table:formula="of:=VLOOKUP([.$A2];['file:///home/ramsus/Programming/Platzi/Excel/Platzi.ods'#$'Base de datos'.$A$2:.$K$29]; 9)" office:value-type="string" office:string-value="1325 Candy Rd, San Francisco, CA 96123" calcext:value-type="string">
            <text:p>1325 Candy Rd, San Francisco, CA 96123</text:p>
          </table:table-cell>
          <table:table-cell table:style-name="ce13" table:formula="of:=VLOOKUP([.$A2];['file:///home/ramsus/Programming/Platzi/Excel/Platzi.ods'#$'Base de datos'.$A$2:.$K$29]; 10)" office:value-type="string" office:string-value="ZW60001 " calcext:value-type="string">
            <text:p>ZW60001 </text:p>
          </table:table-cell>
          <table:table-cell table:formula="of:=VLOOKUP([.$A2];['file:///home/ramsus/Programming/Platzi/Excel/Platzi.ods'#$'Base de datos'.$A$2:.$K$29]; 1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table:formula="of:=VLOOKUP([.B3];['file:///home/ramsus/Programming/Platzi/Excel/archive/products.txt'#$products.$A$1:.$C$16];2)" office:value-type="string" office:string-value="Macbook Pro (2017)" calcext:value-type="string">
            <text:p>Macbook Pro (2017)</text:p>
          </table:table-cell>
          <table:table-cell table:formula="of:=VLOOKUP([.B3];['file:///home/ramsus/Programming/Platzi/Excel/product_sold_vendor.ods'#$product_sold_vendor.$A$2:.$B$16];2)" office:value-type="float" office:value="5000" calcext:value-type="float">
            <text:p>5000</text:p>
          </table:table-cell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table:formula="of:=VLOOKUP([.$A3];['file:///home/ramsus/Programming/Platzi/Excel/Platzi.ods'#$'Base de datos'.$A$2:.$K$29]; 3)" office:value-type="float" office:value="7" calcext:value-type="float">
            <text:p>7</text:p>
          </table:table-cell>
          <table:table-cell table:formula="of:=VLOOKUP([.$A3];['file:///home/ramsus/Programming/Platzi/Excel/Platzi.ods'#$'Base de datos'.$A$2:.$K$29]; 4)" office:value-type="float" office:value="0.0925" calcext:value-type="float">
            <text:p>0.0925</text:p>
          </table:table-cell>
          <table:table-cell table:formula="of:=VLOOKUP([.$A3];['file:///home/ramsus/Programming/Platzi/Excel/Platzi.ods'#$'Base de datos'.$A$2:.$K$29]; 5)" office:value-type="float" office:value="50.02" calcext:value-type="float">
            <text:p>50.02</text:p>
          </table:table-cell>
          <table:table-cell table:formula="of:=VLOOKUP([.$A3];['file:///home/ramsus/Programming/Platzi/Excel/Platzi.ods'#$'Base de datos'.$A$2:.$K$29]; 6)" office:value-type="date" office:date-value="2018-10-17" calcext:value-type="date">
            <text:p>2018-10-17</text:p>
          </table:table-cell>
          <table:table-cell table:style-name="ce11" table:formula="of:=VLOOKUP([.$A3];['file:///home/ramsus/Programming/Platzi/Excel/Platzi.ods'#$'Base de datos'.$A$2:.$K$29]; 7)" office:value-type="date" office:date-value="2018-10-20" calcext:value-type="date">
            <text:p>2018-10-20</text:p>
          </table:table-cell>
          <table:table-cell table:style-name="ce13" table:formula="of:=VLOOKUP([.$A3];['file:///home/ramsus/Programming/Platzi/Excel/Platzi.ods'#$'Base de datos'.$A$2:.$K$29]; 8)" office:value-type="string" office:string-value="Anna Addison" calcext:value-type="string">
            <text:p>Anna Addison</text:p>
          </table:table-cell>
          <table:table-cell table:style-name="ce13" table:formula="of:=VLOOKUP([.$A3];['file:///home/ramsus/Programming/Platzi/Excel/Platzi.ods'#$'Base de datos'.$A$2:.$K$29]; 9)" office:value-type="string" office:string-value="1325 Candy Rd, San Francisco, CA 96123" calcext:value-type="string">
            <text:p>1325 Candy Rd, San Francisco, CA 96123</text:p>
          </table:table-cell>
          <table:table-cell table:style-name="ce13" table:formula="of:=VLOOKUP([.$A3];['file:///home/ramsus/Programming/Platzi/Excel/Platzi.ods'#$'Base de datos'.$A$2:.$K$29]; 10)" office:value-type="string" office:string-value="ZW60001 " calcext:value-type="string">
            <text:p>ZW60001 </text:p>
          </table:table-cell>
          <table:table-cell table:formula="of:=VLOOKUP([.$A3];['file:///home/ramsus/Programming/Platzi/Excel/Platzi.ods'#$'Base de datos'.$A$2:.$K$29]; 1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table:formula="of:=VLOOKUP([.B4];['file:///home/ramsus/Programming/Platzi/Excel/archive/products.txt'#$products.$A$1:.$C$16];2)" office:value-type="string" office:string-value="Macbook Air (2015) " calcext:value-type="string">
            <text:p>Macbook Air (2015) </text:p>
          </table:table-cell>
          <table:table-cell table:formula="of:=VLOOKUP([.B4];['file:///home/ramsus/Programming/Platzi/Excel/product_sold_vendor.ods'#$product_sold_vendor.$A$2:.$B$16];2)" office:value-type="float" office:value="5000" calcext:value-type="float">
            <text:p>5000</text:p>
          </table:table-cell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table:formula="of:=VLOOKUP([.$A4];['file:///home/ramsus/Programming/Platzi/Excel/Platzi.ods'#$'Base de datos'.$A$2:.$K$29]; 3)" office:value-type="float" office:value="7" calcext:value-type="float">
            <text:p>7</text:p>
          </table:table-cell>
          <table:table-cell table:formula="of:=VLOOKUP([.$A4];['file:///home/ramsus/Programming/Platzi/Excel/Platzi.ods'#$'Base de datos'.$A$2:.$K$29]; 4)" office:value-type="float" office:value="0.0925" calcext:value-type="float">
            <text:p>0.0925</text:p>
          </table:table-cell>
          <table:table-cell table:formula="of:=VLOOKUP([.$A4];['file:///home/ramsus/Programming/Platzi/Excel/Platzi.ods'#$'Base de datos'.$A$2:.$K$29]; 5)" office:value-type="float" office:value="50.02" calcext:value-type="float">
            <text:p>50.02</text:p>
          </table:table-cell>
          <table:table-cell table:formula="of:=VLOOKUP([.$A4];['file:///home/ramsus/Programming/Platzi/Excel/Platzi.ods'#$'Base de datos'.$A$2:.$K$29]; 6)" office:value-type="date" office:date-value="2018-10-17" calcext:value-type="date">
            <text:p>2018-10-17</text:p>
          </table:table-cell>
          <table:table-cell table:style-name="ce11" table:formula="of:=VLOOKUP([.$A4];['file:///home/ramsus/Programming/Platzi/Excel/Platzi.ods'#$'Base de datos'.$A$2:.$K$29]; 7)" office:value-type="date" office:date-value="2018-10-20" calcext:value-type="date">
            <text:p>2018-10-20</text:p>
          </table:table-cell>
          <table:table-cell table:style-name="ce13" table:formula="of:=VLOOKUP([.$A4];['file:///home/ramsus/Programming/Platzi/Excel/Platzi.ods'#$'Base de datos'.$A$2:.$K$29]; 8)" office:value-type="string" office:string-value="Anna Addison" calcext:value-type="string">
            <text:p>Anna Addison</text:p>
          </table:table-cell>
          <table:table-cell table:style-name="ce13" table:formula="of:=VLOOKUP([.$A4];['file:///home/ramsus/Programming/Platzi/Excel/Platzi.ods'#$'Base de datos'.$A$2:.$K$29]; 9)" office:value-type="string" office:string-value="1325 Candy Rd, San Francisco, CA 96123" calcext:value-type="string">
            <text:p>1325 Candy Rd, San Francisco, CA 96123</text:p>
          </table:table-cell>
          <table:table-cell table:style-name="ce13" table:formula="of:=VLOOKUP([.$A4];['file:///home/ramsus/Programming/Platzi/Excel/Platzi.ods'#$'Base de datos'.$A$2:.$K$29]; 10)" office:value-type="string" office:string-value="ZW60001 " calcext:value-type="string">
            <text:p>ZW60001 </text:p>
          </table:table-cell>
          <table:table-cell table:formula="of:=VLOOKUP([.$A4];['file:///home/ramsus/Programming/Platzi/Excel/Platzi.ods'#$'Base de datos'.$A$2:.$K$29]; 1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table:formula="of:=VLOOKUP([.B5];['file:///home/ramsus/Programming/Platzi/Excel/archive/products.txt'#$products.$A$1:.$C$16];2)" office:value-type="string" office:string-value="Macbook Air (2015) " calcext:value-type="string">
            <text:p>Macbook Air (2015) </text:p>
          </table:table-cell>
          <table:table-cell table:formula="of:=VLOOKUP([.B5];['file:///home/ramsus/Programming/Platzi/Excel/product_sold_vendor.ods'#$product_sold_vendor.$A$2:.$B$16];2)" office:value-type="float" office:value="5000" calcext:value-type="float">
            <text:p>5000</text:p>
          </table:table-cell>
          <table:table-cell office:value-type="float" office:value="1302" calcext:value-type="float">
            <text:p>1302</text:p>
          </table:table-cell>
          <table:table-cell office:value-type="float" office:value="2" calcext:value-type="float">
            <text:p>2</text:p>
          </table:table-cell>
          <table:table-cell table:formula="of:=VLOOKUP([.$A5];['file:///home/ramsus/Programming/Platzi/Excel/Platzi.ods'#$'Base de datos'.$A$2:.$K$29]; 3)" office:value-type="float" office:value="7" calcext:value-type="float">
            <text:p>7</text:p>
          </table:table-cell>
          <table:table-cell table:formula="of:=VLOOKUP([.$A5];['file:///home/ramsus/Programming/Platzi/Excel/Platzi.ods'#$'Base de datos'.$A$2:.$K$29]; 4)" office:value-type="float" office:value="0.0925" calcext:value-type="float">
            <text:p>0.0925</text:p>
          </table:table-cell>
          <table:table-cell table:formula="of:=VLOOKUP([.$A5];['file:///home/ramsus/Programming/Platzi/Excel/Platzi.ods'#$'Base de datos'.$A$2:.$K$29]; 5)" office:value-type="float" office:value="50.02" calcext:value-type="float">
            <text:p>50.02</text:p>
          </table:table-cell>
          <table:table-cell table:formula="of:=VLOOKUP([.$A5];['file:///home/ramsus/Programming/Platzi/Excel/Platzi.ods'#$'Base de datos'.$A$2:.$K$29]; 6)" office:value-type="date" office:date-value="2018-10-17" calcext:value-type="date">
            <text:p>2018-10-17</text:p>
          </table:table-cell>
          <table:table-cell table:style-name="ce11" table:formula="of:=VLOOKUP([.$A5];['file:///home/ramsus/Programming/Platzi/Excel/Platzi.ods'#$'Base de datos'.$A$2:.$K$29]; 7)" office:value-type="date" office:date-value="2018-10-20" calcext:value-type="date">
            <text:p>2018-10-20</text:p>
          </table:table-cell>
          <table:table-cell table:style-name="ce13" table:formula="of:=VLOOKUP([.$A5];['file:///home/ramsus/Programming/Platzi/Excel/Platzi.ods'#$'Base de datos'.$A$2:.$K$29]; 8)" office:value-type="string" office:string-value="Anna Addison" calcext:value-type="string">
            <text:p>Anna Addison</text:p>
          </table:table-cell>
          <table:table-cell table:style-name="ce13" table:formula="of:=VLOOKUP([.$A5];['file:///home/ramsus/Programming/Platzi/Excel/Platzi.ods'#$'Base de datos'.$A$2:.$K$29]; 9)" office:value-type="string" office:string-value="1325 Candy Rd, San Francisco, CA 96123" calcext:value-type="string">
            <text:p>1325 Candy Rd, San Francisco, CA 96123</text:p>
          </table:table-cell>
          <table:table-cell table:style-name="ce13" table:formula="of:=VLOOKUP([.$A5];['file:///home/ramsus/Programming/Platzi/Excel/Platzi.ods'#$'Base de datos'.$A$2:.$K$29]; 10)" office:value-type="string" office:string-value="ZW60001 " calcext:value-type="string">
            <text:p>ZW60001 </text:p>
          </table:table-cell>
          <table:table-cell table:formula="of:=VLOOKUP([.$A5];['file:///home/ramsus/Programming/Platzi/Excel/Platzi.ods'#$'Base de datos'.$A$2:.$K$29]; 1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00" calcext:value-type="float">
            <text:p>1400</text:p>
          </table:table-cell>
          <table:table-cell table:formula="of:=VLOOKUP([.B6];['file:///home/ramsus/Programming/Platzi/Excel/archive/products.txt'#$products.$A$1:.$C$16];2)" office:value-type="string" office:string-value="Iphone X" calcext:value-type="string">
            <text:p>Iphone X</text:p>
          </table:table-cell>
          <table:table-cell table:formula="of:=VLOOKUP([.B6];['file:///home/ramsus/Programming/Platzi/Excel/product_sold_vendor.ods'#$product_sold_vendor.$A$2:.$B$16];2)" office:value-type="float" office:value="5100" calcext:value-type="float">
            <text:p>5100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  <table:table-cell table:formula="of:=VLOOKUP([.$A6];['file:///home/ramsus/Programming/Platzi/Excel/Platzi.ods'#$'Base de datos'.$A$2:.$K$29]; 3)" office:value-type="float" office:value="8" calcext:value-type="float">
            <text:p>8</text:p>
          </table:table-cell>
          <table:table-cell table:formula="of:=VLOOKUP([.$A6];['file:///home/ramsus/Programming/Platzi/Excel/Platzi.ods'#$'Base de datos'.$A$2:.$K$29]; 4)" office:value-type="float" office:value="0.06" calcext:value-type="float">
            <text:p>0.06</text:p>
          </table:table-cell>
          <table:table-cell table:formula="of:=VLOOKUP([.$A6];['file:///home/ramsus/Programming/Platzi/Excel/Platzi.ods'#$'Base de datos'.$A$2:.$K$29]; 5)" office:value-type="float" office:value="62.45" calcext:value-type="float">
            <text:p>62.45</text:p>
          </table:table-cell>
          <table:table-cell table:formula="of:=VLOOKUP([.$A6];['file:///home/ramsus/Programming/Platzi/Excel/Platzi.ods'#$'Base de datos'.$A$2:.$K$29]; 6)" office:value-type="date" office:date-value="2018-10-15" calcext:value-type="date">
            <text:p>2018-10-15</text:p>
          </table:table-cell>
          <table:table-cell table:style-name="ce11" table:formula="of:=VLOOKUP([.$A6];['file:///home/ramsus/Programming/Platzi/Excel/Platzi.ods'#$'Base de datos'.$A$2:.$K$29]; 7)" office:value-type="date" office:date-value="2018-10-18" calcext:value-type="date">
            <text:p>2018-10-18</text:p>
          </table:table-cell>
          <table:table-cell table:style-name="ce13" table:formula="of:=VLOOKUP([.$A6];['file:///home/ramsus/Programming/Platzi/Excel/Platzi.ods'#$'Base de datos'.$A$2:.$K$29]; 8)" office:value-type="string" office:string-value="Carol Campbell" calcext:value-type="string">
            <text:p>Carol Campbell</text:p>
          </table:table-cell>
          <table:table-cell table:style-name="ce13" table:formula="of:=VLOOKUP([.$A6];['file:///home/ramsus/Programming/Platzi/Excel/Platzi.ods'#$'Base de datos'.$A$2:.$K$29]; 9)" office:value-type="string" office:string-value="1931 Brown St, Gainesville, FL 85321" calcext:value-type="string">
            <text:p>1931 Brown St, Gainesville, FL 85321</text:p>
          </table:table-cell>
          <table:table-cell table:style-name="ce13" table:formula="of:=VLOOKUP([.$A6];['file:///home/ramsus/Programming/Platzi/Excel/Platzi.ods'#$'Base de datos'.$A$2:.$K$29]; 10)" office:value-type="string" office:string-value="AB61001 " calcext:value-type="string">
            <text:p>AB61001 </text:p>
          </table:table-cell>
          <table:table-cell table:formula="of:=VLOOKUP([.$A6];['file:///home/ramsus/Programming/Platzi/Excel/Platzi.ods'#$'Base de datos'.$A$2:.$K$29]; 1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00" calcext:value-type="float">
            <text:p>1400</text:p>
          </table:table-cell>
          <table:table-cell table:formula="of:=VLOOKUP([.B7];['file:///home/ramsus/Programming/Platzi/Excel/archive/products.txt'#$products.$A$1:.$C$16];2)" office:value-type="string" office:string-value="Iphone X" calcext:value-type="string">
            <text:p>Iphone X</text:p>
          </table:table-cell>
          <table:table-cell table:formula="of:=VLOOKUP([.B7];['file:///home/ramsus/Programming/Platzi/Excel/product_sold_vendor.ods'#$product_sold_vendor.$A$2:.$B$16];2)" office:value-type="float" office:value="5100" calcext:value-type="float">
            <text:p>5100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table:formula="of:=VLOOKUP([.$A7];['file:///home/ramsus/Programming/Platzi/Excel/Platzi.ods'#$'Base de datos'.$A$2:.$K$29]; 3)" office:value-type="float" office:value="8" calcext:value-type="float">
            <text:p>8</text:p>
          </table:table-cell>
          <table:table-cell table:formula="of:=VLOOKUP([.$A7];['file:///home/ramsus/Programming/Platzi/Excel/Platzi.ods'#$'Base de datos'.$A$2:.$K$29]; 4)" office:value-type="float" office:value="0.06" calcext:value-type="float">
            <text:p>0.06</text:p>
          </table:table-cell>
          <table:table-cell table:formula="of:=VLOOKUP([.$A7];['file:///home/ramsus/Programming/Platzi/Excel/Platzi.ods'#$'Base de datos'.$A$2:.$K$29]; 5)" office:value-type="float" office:value="62.45" calcext:value-type="float">
            <text:p>62.45</text:p>
          </table:table-cell>
          <table:table-cell table:formula="of:=VLOOKUP([.$A7];['file:///home/ramsus/Programming/Platzi/Excel/Platzi.ods'#$'Base de datos'.$A$2:.$K$29]; 6)" office:value-type="date" office:date-value="2018-10-15" calcext:value-type="date">
            <text:p>2018-10-15</text:p>
          </table:table-cell>
          <table:table-cell table:style-name="ce11" table:formula="of:=VLOOKUP([.$A7];['file:///home/ramsus/Programming/Platzi/Excel/Platzi.ods'#$'Base de datos'.$A$2:.$K$29]; 7)" office:value-type="date" office:date-value="2018-10-18" calcext:value-type="date">
            <text:p>2018-10-18</text:p>
          </table:table-cell>
          <table:table-cell table:style-name="ce13" table:formula="of:=VLOOKUP([.$A7];['file:///home/ramsus/Programming/Platzi/Excel/Platzi.ods'#$'Base de datos'.$A$2:.$K$29]; 8)" office:value-type="string" office:string-value="Carol Campbell" calcext:value-type="string">
            <text:p>Carol Campbell</text:p>
          </table:table-cell>
          <table:table-cell table:style-name="ce13" table:formula="of:=VLOOKUP([.$A7];['file:///home/ramsus/Programming/Platzi/Excel/Platzi.ods'#$'Base de datos'.$A$2:.$K$29]; 9)" office:value-type="string" office:string-value="1931 Brown St, Gainesville, FL 85321" calcext:value-type="string">
            <text:p>1931 Brown St, Gainesville, FL 85321</text:p>
          </table:table-cell>
          <table:table-cell table:style-name="ce13" table:formula="of:=VLOOKUP([.$A7];['file:///home/ramsus/Programming/Platzi/Excel/Platzi.ods'#$'Base de datos'.$A$2:.$K$29]; 10)" office:value-type="string" office:string-value="AB61001 " calcext:value-type="string">
            <text:p>AB61001 </text:p>
          </table:table-cell>
          <table:table-cell table:formula="of:=VLOOKUP([.$A7];['file:///home/ramsus/Programming/Platzi/Excel/Platzi.ods'#$'Base de datos'.$A$2:.$K$29]; 1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00" calcext:value-type="float">
            <text:p>1500</text:p>
          </table:table-cell>
          <table:table-cell table:formula="of:=VLOOKUP([.B8];['file:///home/ramsus/Programming/Platzi/Excel/archive/products.txt'#$products.$A$1:.$C$16];2)" office:value-type="string" office:string-value="Iphone 7" calcext:value-type="string">
            <text:p>Iphone 7</text:p>
          </table:table-cell>
          <table:table-cell table:formula="of:=VLOOKUP([.B8];['file:///home/ramsus/Programming/Platzi/Excel/product_sold_vendor.ods'#$product_sold_vendor.$A$2:.$B$16];2)" office:value-type="float" office:value="5100" calcext:value-type="float">
            <text:p>5100</text:p>
          </table:table-cell>
          <table:table-cell office:value-type="float" office:value="1501" calcext:value-type="float">
            <text:p>1501</text:p>
          </table:table-cell>
          <table:table-cell office:value-type="float" office:value="2" calcext:value-type="float">
            <text:p>2</text:p>
          </table:table-cell>
          <table:table-cell table:formula="of:=VLOOKUP([.$A8];['file:///home/ramsus/Programming/Platzi/Excel/Platzi.ods'#$'Base de datos'.$A$2:.$K$29]; 3)" office:value-type="float" office:value="8" calcext:value-type="float">
            <text:p>8</text:p>
          </table:table-cell>
          <table:table-cell table:formula="of:=VLOOKUP([.$A8];['file:///home/ramsus/Programming/Platzi/Excel/Platzi.ods'#$'Base de datos'.$A$2:.$K$29]; 4)" office:value-type="float" office:value="0.06" calcext:value-type="float">
            <text:p>0.06</text:p>
          </table:table-cell>
          <table:table-cell table:formula="of:=VLOOKUP([.$A8];['file:///home/ramsus/Programming/Platzi/Excel/Platzi.ods'#$'Base de datos'.$A$2:.$K$29]; 5)" office:value-type="float" office:value="62.45" calcext:value-type="float">
            <text:p>62.45</text:p>
          </table:table-cell>
          <table:table-cell table:formula="of:=VLOOKUP([.$A8];['file:///home/ramsus/Programming/Platzi/Excel/Platzi.ods'#$'Base de datos'.$A$2:.$K$29]; 6)" office:value-type="date" office:date-value="2018-10-15" calcext:value-type="date">
            <text:p>2018-10-15</text:p>
          </table:table-cell>
          <table:table-cell table:style-name="ce11" table:formula="of:=VLOOKUP([.$A8];['file:///home/ramsus/Programming/Platzi/Excel/Platzi.ods'#$'Base de datos'.$A$2:.$K$29]; 7)" office:value-type="date" office:date-value="2018-10-18" calcext:value-type="date">
            <text:p>2018-10-18</text:p>
          </table:table-cell>
          <table:table-cell table:style-name="ce13" table:formula="of:=VLOOKUP([.$A8];['file:///home/ramsus/Programming/Platzi/Excel/Platzi.ods'#$'Base de datos'.$A$2:.$K$29]; 8)" office:value-type="string" office:string-value="Carol Campbell" calcext:value-type="string">
            <text:p>Carol Campbell</text:p>
          </table:table-cell>
          <table:table-cell table:style-name="ce13" table:formula="of:=VLOOKUP([.$A8];['file:///home/ramsus/Programming/Platzi/Excel/Platzi.ods'#$'Base de datos'.$A$2:.$K$29]; 9)" office:value-type="string" office:string-value="1931 Brown St, Gainesville, FL 85321" calcext:value-type="string">
            <text:p>1931 Brown St, Gainesville, FL 85321</text:p>
          </table:table-cell>
          <table:table-cell table:style-name="ce13" table:formula="of:=VLOOKUP([.$A8];['file:///home/ramsus/Programming/Platzi/Excel/Platzi.ods'#$'Base de datos'.$A$2:.$K$29]; 10)" office:value-type="string" office:string-value="AB61001 " calcext:value-type="string">
            <text:p>AB61001 </text:p>
          </table:table-cell>
          <table:table-cell table:formula="of:=VLOOKUP([.$A8];['file:///home/ramsus/Programming/Platzi/Excel/Platzi.ods'#$'Base de datos'.$A$2:.$K$29]; 1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00" calcext:value-type="float">
            <text:p>1500</text:p>
          </table:table-cell>
          <table:table-cell table:formula="of:=VLOOKUP([.B9];['file:///home/ramsus/Programming/Platzi/Excel/archive/products.txt'#$products.$A$1:.$C$16];2)" office:value-type="string" office:string-value="Iphone 7" calcext:value-type="string">
            <text:p>Iphone 7</text:p>
          </table:table-cell>
          <table:table-cell table:formula="of:=VLOOKUP([.B9];['file:///home/ramsus/Programming/Platzi/Excel/product_sold_vendor.ods'#$product_sold_vendor.$A$2:.$B$16];2)" office:value-type="float" office:value="5100" calcext:value-type="float">
            <text:p>5100</text:p>
          </table:table-cell>
          <table:table-cell office:value-type="float" office:value="1502" calcext:value-type="float">
            <text:p>1502</text:p>
          </table:table-cell>
          <table:table-cell office:value-type="float" office:value="3" calcext:value-type="float">
            <text:p>3</text:p>
          </table:table-cell>
          <table:table-cell table:formula="of:=VLOOKUP([.$A9];['file:///home/ramsus/Programming/Platzi/Excel/Platzi.ods'#$'Base de datos'.$A$2:.$K$29]; 3)" office:value-type="float" office:value="8" calcext:value-type="float">
            <text:p>8</text:p>
          </table:table-cell>
          <table:table-cell table:formula="of:=VLOOKUP([.$A9];['file:///home/ramsus/Programming/Platzi/Excel/Platzi.ods'#$'Base de datos'.$A$2:.$K$29]; 4)" office:value-type="float" office:value="0.06" calcext:value-type="float">
            <text:p>0.06</text:p>
          </table:table-cell>
          <table:table-cell table:formula="of:=VLOOKUP([.$A9];['file:///home/ramsus/Programming/Platzi/Excel/Platzi.ods'#$'Base de datos'.$A$2:.$K$29]; 5)" office:value-type="float" office:value="62.45" calcext:value-type="float">
            <text:p>62.45</text:p>
          </table:table-cell>
          <table:table-cell table:formula="of:=VLOOKUP([.$A9];['file:///home/ramsus/Programming/Platzi/Excel/Platzi.ods'#$'Base de datos'.$A$2:.$K$29]; 6)" office:value-type="date" office:date-value="2018-10-15" calcext:value-type="date">
            <text:p>2018-10-15</text:p>
          </table:table-cell>
          <table:table-cell table:style-name="ce11" table:formula="of:=VLOOKUP([.$A9];['file:///home/ramsus/Programming/Platzi/Excel/Platzi.ods'#$'Base de datos'.$A$2:.$K$29]; 7)" office:value-type="date" office:date-value="2018-10-18" calcext:value-type="date">
            <text:p>2018-10-18</text:p>
          </table:table-cell>
          <table:table-cell table:style-name="ce13" table:formula="of:=VLOOKUP([.$A9];['file:///home/ramsus/Programming/Platzi/Excel/Platzi.ods'#$'Base de datos'.$A$2:.$K$29]; 8)" office:value-type="string" office:string-value="Carol Campbell" calcext:value-type="string">
            <text:p>Carol Campbell</text:p>
          </table:table-cell>
          <table:table-cell table:style-name="ce13" table:formula="of:=VLOOKUP([.$A9];['file:///home/ramsus/Programming/Platzi/Excel/Platzi.ods'#$'Base de datos'.$A$2:.$K$29]; 9)" office:value-type="string" office:string-value="1931 Brown St, Gainesville, FL 85321" calcext:value-type="string">
            <text:p>1931 Brown St, Gainesville, FL 85321</text:p>
          </table:table-cell>
          <table:table-cell table:style-name="ce13" table:formula="of:=VLOOKUP([.$A9];['file:///home/ramsus/Programming/Platzi/Excel/Platzi.ods'#$'Base de datos'.$A$2:.$K$29]; 10)" office:value-type="string" office:string-value="AB61001 " calcext:value-type="string">
            <text:p>AB61001 </text:p>
          </table:table-cell>
          <table:table-cell table:formula="of:=VLOOKUP([.$A9];['file:///home/ramsus/Programming/Platzi/Excel/Platzi.ods'#$'Base de datos'.$A$2:.$K$29]; 1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600" calcext:value-type="float">
            <text:p>1600</text:p>
          </table:table-cell>
          <table:table-cell table:formula="of:=VLOOKUP([.B10];['file:///home/ramsus/Programming/Platzi/Excel/archive/products.txt'#$products.$A$1:.$C$16];2)" office:value-type="string" office:string-value="Iphone 8" calcext:value-type="string">
            <text:p>Iphone 8</text:p>
          </table:table-cell>
          <table:table-cell table:formula="of:=VLOOKUP([.B10];['file:///home/ramsus/Programming/Platzi/Excel/product_sold_vendor.ods'#$product_sold_vendor.$A$2:.$B$16];2)" office:value-type="float" office:value="5100" calcext:value-type="float">
            <text:p>5100</text:p>
          </table:table-cell>
          <table:table-cell office:value-type="float" office:value="1601" calcext:value-type="float">
            <text:p>1601</text:p>
          </table:table-cell>
          <table:table-cell office:value-type="float" office:value="2" calcext:value-type="float">
            <text:p>2</text:p>
          </table:table-cell>
          <table:table-cell table:formula="of:=VLOOKUP([.$A10];['file:///home/ramsus/Programming/Platzi/Excel/Platzi.ods'#$'Base de datos'.$A$2:.$K$29]; 3)" office:value-type="float" office:value="10" calcext:value-type="float">
            <text:p>10</text:p>
          </table:table-cell>
          <table:table-cell table:formula="of:=VLOOKUP([.$A10];['file:///home/ramsus/Programming/Platzi/Excel/Platzi.ods'#$'Base de datos'.$A$2:.$K$29]; 4)" office:value-type="float" office:value="0.087" calcext:value-type="float">
            <text:p>0.087</text:p>
          </table:table-cell>
          <table:table-cell table:formula="of:=VLOOKUP([.$A10];['file:///home/ramsus/Programming/Platzi/Excel/Platzi.ods'#$'Base de datos'.$A$2:.$K$29]; 5)" office:value-type="float" office:value="40.33" calcext:value-type="float">
            <text:p>40.33</text:p>
          </table:table-cell>
          <table:table-cell table:formula="of:=VLOOKUP([.$A10];['file:///home/ramsus/Programming/Platzi/Excel/Platzi.ods'#$'Base de datos'.$A$2:.$K$29]; 6)" office:value-type="date" office:date-value="2018-10-14" calcext:value-type="date">
            <text:p>2018-10-14</text:p>
          </table:table-cell>
          <table:table-cell table:style-name="ce11" table:formula="of:=VLOOKUP([.$A10];['file:///home/ramsus/Programming/Platzi/Excel/Platzi.ods'#$'Base de datos'.$A$2:.$K$29]; 7)" office:value-type="date" office:date-value="2018-10-17" calcext:value-type="date">
            <text:p>2018-10-17</text:p>
          </table:table-cell>
          <table:table-cell table:style-name="ce13" table:formula="of:=VLOOKUP([.$A10];['file:///home/ramsus/Programming/Platzi/Excel/Platzi.ods'#$'Base de datos'.$A$2:.$K$29]; 8)" office:value-type="string" office:string-value="Julia Jones " calcext:value-type="string">
            <text:p>Julia Jones </text:p>
          </table:table-cell>
          <table:table-cell table:style-name="ce13" table:formula="of:=VLOOKUP([.$A10];['file:///home/ramsus/Programming/Platzi/Excel/Platzi.ods'#$'Base de datos'.$A$2:.$K$29]; 9)" office:value-type="string" office:string-value="1622 Seaside St, Seattle, WA 32569 " calcext:value-type="string">
            <text:p>1622 Seaside St, Seattle, WA 32569 </text:p>
          </table:table-cell>
          <table:table-cell table:style-name="ce13" table:formula="of:=VLOOKUP([.$A10];['file:///home/ramsus/Programming/Platzi/Excel/Platzi.ods'#$'Base de datos'.$A$2:.$K$29]; 10)" office:value-type="string" office:string-value="CD62001 " calcext:value-type="string">
            <text:p>CD62001 </text:p>
          </table:table-cell>
          <table:table-cell table:formula="of:=VLOOKUP([.$A10];['file:///home/ramsus/Programming/Platzi/Excel/Platzi.ods'#$'Base de datos'.$A$2:.$K$29]; 1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600" calcext:value-type="float">
            <text:p>1600</text:p>
          </table:table-cell>
          <table:table-cell table:formula="of:=VLOOKUP([.B11];['file:///home/ramsus/Programming/Platzi/Excel/archive/products.txt'#$products.$A$1:.$C$16];2)" office:value-type="string" office:string-value="Iphone 8" calcext:value-type="string">
            <text:p>Iphone 8</text:p>
          </table:table-cell>
          <table:table-cell table:formula="of:=VLOOKUP([.B11];['file:///home/ramsus/Programming/Platzi/Excel/product_sold_vendor.ods'#$product_sold_vendor.$A$2:.$B$16];2)" office:value-type="float" office:value="5100" calcext:value-type="float">
            <text:p>5100</text:p>
          </table:table-cell>
          <table:table-cell office:value-type="float" office:value="1602" calcext:value-type="float">
            <text:p>1602</text:p>
          </table:table-cell>
          <table:table-cell office:value-type="float" office:value="1" calcext:value-type="float">
            <text:p>1</text:p>
          </table:table-cell>
          <table:table-cell table:formula="of:=VLOOKUP([.$A11];['file:///home/ramsus/Programming/Platzi/Excel/Platzi.ods'#$'Base de datos'.$A$2:.$K$29]; 3)" office:value-type="float" office:value="10" calcext:value-type="float">
            <text:p>10</text:p>
          </table:table-cell>
          <table:table-cell table:formula="of:=VLOOKUP([.$A11];['file:///home/ramsus/Programming/Platzi/Excel/Platzi.ods'#$'Base de datos'.$A$2:.$K$29]; 4)" office:value-type="float" office:value="0.087" calcext:value-type="float">
            <text:p>0.087</text:p>
          </table:table-cell>
          <table:table-cell table:formula="of:=VLOOKUP([.$A11];['file:///home/ramsus/Programming/Platzi/Excel/Platzi.ods'#$'Base de datos'.$A$2:.$K$29]; 5)" office:value-type="float" office:value="40.33" calcext:value-type="float">
            <text:p>40.33</text:p>
          </table:table-cell>
          <table:table-cell table:formula="of:=VLOOKUP([.$A11];['file:///home/ramsus/Programming/Platzi/Excel/Platzi.ods'#$'Base de datos'.$A$2:.$K$29]; 6)" office:value-type="date" office:date-value="2018-10-14" calcext:value-type="date">
            <text:p>2018-10-14</text:p>
          </table:table-cell>
          <table:table-cell table:style-name="ce11" table:formula="of:=VLOOKUP([.$A11];['file:///home/ramsus/Programming/Platzi/Excel/Platzi.ods'#$'Base de datos'.$A$2:.$K$29]; 7)" office:value-type="date" office:date-value="2018-10-17" calcext:value-type="date">
            <text:p>2018-10-17</text:p>
          </table:table-cell>
          <table:table-cell table:style-name="ce13" table:formula="of:=VLOOKUP([.$A11];['file:///home/ramsus/Programming/Platzi/Excel/Platzi.ods'#$'Base de datos'.$A$2:.$K$29]; 8)" office:value-type="string" office:string-value="Julia Jones " calcext:value-type="string">
            <text:p>Julia Jones </text:p>
          </table:table-cell>
          <table:table-cell table:style-name="ce13" table:formula="of:=VLOOKUP([.$A11];['file:///home/ramsus/Programming/Platzi/Excel/Platzi.ods'#$'Base de datos'.$A$2:.$K$29]; 9)" office:value-type="string" office:string-value="1622 Seaside St, Seattle, WA 32569 " calcext:value-type="string">
            <text:p>1622 Seaside St, Seattle, WA 32569 </text:p>
          </table:table-cell>
          <table:table-cell table:style-name="ce13" table:formula="of:=VLOOKUP([.$A11];['file:///home/ramsus/Programming/Platzi/Excel/Platzi.ods'#$'Base de datos'.$A$2:.$K$29]; 10)" office:value-type="string" office:string-value="CD62001 " calcext:value-type="string">
            <text:p>CD62001 </text:p>
          </table:table-cell>
          <table:table-cell table:formula="of:=VLOOKUP([.$A11];['file:///home/ramsus/Programming/Platzi/Excel/Platzi.ods'#$'Base de datos'.$A$2:.$K$29]; 1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700" calcext:value-type="float">
            <text:p>1700</text:p>
          </table:table-cell>
          <table:table-cell table:formula="of:=VLOOKUP([.B12];['file:///home/ramsus/Programming/Platzi/Excel/archive/products.txt'#$products.$A$1:.$C$16];2)" office:value-type="string" office:string-value="Ipad Air" calcext:value-type="string">
            <text:p>Ipad Air</text:p>
          </table:table-cell>
          <table:table-cell table:formula="of:=VLOOKUP([.B12];['file:///home/ramsus/Programming/Platzi/Excel/product_sold_vendor.ods'#$product_sold_vendor.$A$2:.$B$16];2)" office:value-type="float" office:value="5200" calcext:value-type="float">
            <text:p>5200</text:p>
          </table:table-cell>
          <table:table-cell office:value-type="float" office:value="1701" calcext:value-type="float">
            <text:p>1701</text:p>
          </table:table-cell>
          <table:table-cell office:value-type="float" office:value="1" calcext:value-type="float">
            <text:p>1</text:p>
          </table:table-cell>
          <table:table-cell table:formula="of:=VLOOKUP([.$A12];['file:///home/ramsus/Programming/Platzi/Excel/Platzi.ods'#$'Base de datos'.$A$2:.$K$29]; 3)" office:value-type="float" office:value="10" calcext:value-type="float">
            <text:p>10</text:p>
          </table:table-cell>
          <table:table-cell table:formula="of:=VLOOKUP([.$A12];['file:///home/ramsus/Programming/Platzi/Excel/Platzi.ods'#$'Base de datos'.$A$2:.$K$29]; 4)" office:value-type="float" office:value="0.087" calcext:value-type="float">
            <text:p>0.087</text:p>
          </table:table-cell>
          <table:table-cell table:formula="of:=VLOOKUP([.$A12];['file:///home/ramsus/Programming/Platzi/Excel/Platzi.ods'#$'Base de datos'.$A$2:.$K$29]; 5)" office:value-type="float" office:value="40.33" calcext:value-type="float">
            <text:p>40.33</text:p>
          </table:table-cell>
          <table:table-cell table:formula="of:=VLOOKUP([.$A12];['file:///home/ramsus/Programming/Platzi/Excel/Platzi.ods'#$'Base de datos'.$A$2:.$K$29]; 6)" office:value-type="date" office:date-value="2018-10-14" calcext:value-type="date">
            <text:p>2018-10-14</text:p>
          </table:table-cell>
          <table:table-cell table:style-name="ce11" table:formula="of:=VLOOKUP([.$A12];['file:///home/ramsus/Programming/Platzi/Excel/Platzi.ods'#$'Base de datos'.$A$2:.$K$29]; 7)" office:value-type="date" office:date-value="2018-10-17" calcext:value-type="date">
            <text:p>2018-10-17</text:p>
          </table:table-cell>
          <table:table-cell table:style-name="ce13" table:formula="of:=VLOOKUP([.$A12];['file:///home/ramsus/Programming/Platzi/Excel/Platzi.ods'#$'Base de datos'.$A$2:.$K$29]; 8)" office:value-type="string" office:string-value="Julia Jones " calcext:value-type="string">
            <text:p>Julia Jones </text:p>
          </table:table-cell>
          <table:table-cell table:style-name="ce13" table:formula="of:=VLOOKUP([.$A12];['file:///home/ramsus/Programming/Platzi/Excel/Platzi.ods'#$'Base de datos'.$A$2:.$K$29]; 9)" office:value-type="string" office:string-value="1622 Seaside St, Seattle, WA 32569 " calcext:value-type="string">
            <text:p>1622 Seaside St, Seattle, WA 32569 </text:p>
          </table:table-cell>
          <table:table-cell table:style-name="ce13" table:formula="of:=VLOOKUP([.$A12];['file:///home/ramsus/Programming/Platzi/Excel/Platzi.ods'#$'Base de datos'.$A$2:.$K$29]; 10)" office:value-type="string" office:string-value="CD62001 " calcext:value-type="string">
            <text:p>CD62001 </text:p>
          </table:table-cell>
          <table:table-cell table:formula="of:=VLOOKUP([.$A12];['file:///home/ramsus/Programming/Platzi/Excel/Platzi.ods'#$'Base de datos'.$A$2:.$K$29]; 1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700" calcext:value-type="float">
            <text:p>1700</text:p>
          </table:table-cell>
          <table:table-cell table:formula="of:=VLOOKUP([.B13];['file:///home/ramsus/Programming/Platzi/Excel/archive/products.txt'#$products.$A$1:.$C$16];2)" office:value-type="string" office:string-value="Ipad Air" calcext:value-type="string">
            <text:p>Ipad Air</text:p>
          </table:table-cell>
          <table:table-cell table:formula="of:=VLOOKUP([.B13];['file:///home/ramsus/Programming/Platzi/Excel/product_sold_vendor.ods'#$product_sold_vendor.$A$2:.$B$16];2)" office:value-type="float" office:value="5200" calcext:value-type="float">
            <text:p>5200</text:p>
          </table:table-cell>
          <table:table-cell office:value-type="float" office:value="1702" calcext:value-type="float">
            <text:p>1702</text:p>
          </table:table-cell>
          <table:table-cell office:value-type="float" office:value="3" calcext:value-type="float">
            <text:p>3</text:p>
          </table:table-cell>
          <table:table-cell table:formula="of:=VLOOKUP([.$A13];['file:///home/ramsus/Programming/Platzi/Excel/Platzi.ods'#$'Base de datos'.$A$2:.$K$29]; 3)" office:value-type="float" office:value="10" calcext:value-type="float">
            <text:p>10</text:p>
          </table:table-cell>
          <table:table-cell table:formula="of:=VLOOKUP([.$A13];['file:///home/ramsus/Programming/Platzi/Excel/Platzi.ods'#$'Base de datos'.$A$2:.$K$29]; 4)" office:value-type="float" office:value="0.087" calcext:value-type="float">
            <text:p>0.087</text:p>
          </table:table-cell>
          <table:table-cell table:formula="of:=VLOOKUP([.$A13];['file:///home/ramsus/Programming/Platzi/Excel/Platzi.ods'#$'Base de datos'.$A$2:.$K$29]; 5)" office:value-type="float" office:value="40.33" calcext:value-type="float">
            <text:p>40.33</text:p>
          </table:table-cell>
          <table:table-cell table:formula="of:=VLOOKUP([.$A13];['file:///home/ramsus/Programming/Platzi/Excel/Platzi.ods'#$'Base de datos'.$A$2:.$K$29]; 6)" office:value-type="date" office:date-value="2018-10-14" calcext:value-type="date">
            <text:p>2018-10-14</text:p>
          </table:table-cell>
          <table:table-cell table:style-name="ce11" table:formula="of:=VLOOKUP([.$A13];['file:///home/ramsus/Programming/Platzi/Excel/Platzi.ods'#$'Base de datos'.$A$2:.$K$29]; 7)" office:value-type="date" office:date-value="2018-10-17" calcext:value-type="date">
            <text:p>2018-10-17</text:p>
          </table:table-cell>
          <table:table-cell table:style-name="ce13" table:formula="of:=VLOOKUP([.$A13];['file:///home/ramsus/Programming/Platzi/Excel/Platzi.ods'#$'Base de datos'.$A$2:.$K$29]; 8)" office:value-type="string" office:string-value="Julia Jones " calcext:value-type="string">
            <text:p>Julia Jones </text:p>
          </table:table-cell>
          <table:table-cell table:style-name="ce13" table:formula="of:=VLOOKUP([.$A13];['file:///home/ramsus/Programming/Platzi/Excel/Platzi.ods'#$'Base de datos'.$A$2:.$K$29]; 9)" office:value-type="string" office:string-value="1622 Seaside St, Seattle, WA 32569 " calcext:value-type="string">
            <text:p>1622 Seaside St, Seattle, WA 32569 </text:p>
          </table:table-cell>
          <table:table-cell table:style-name="ce13" table:formula="of:=VLOOKUP([.$A13];['file:///home/ramsus/Programming/Platzi/Excel/Platzi.ods'#$'Base de datos'.$A$2:.$K$29]; 10)" office:value-type="string" office:string-value="CD62001 " calcext:value-type="string">
            <text:p>CD62001 </text:p>
          </table:table-cell>
          <table:table-cell table:formula="of:=VLOOKUP([.$A13];['file:///home/ramsus/Programming/Platzi/Excel/Platzi.ods'#$'Base de datos'.$A$2:.$K$29]; 1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800" calcext:value-type="float">
            <text:p>1800</text:p>
          </table:table-cell>
          <table:table-cell table:formula="of:=VLOOKUP([.B14];['file:///home/ramsus/Programming/Platzi/Excel/archive/products.txt'#$products.$A$1:.$C$16];2)" office:value-type="string" office:string-value="Ipad Mini 3th gen" calcext:value-type="string">
            <text:p>Ipad Mini 3th gen</text:p>
          </table:table-cell>
          <table:table-cell table:formula="of:=VLOOKUP([.B14];['file:///home/ramsus/Programming/Platzi/Excel/product_sold_vendor.ods'#$product_sold_vendor.$A$2:.$B$16];2)" office:value-type="float" office:value="5200" calcext:value-type="float">
            <text:p>5200</text:p>
          </table:table-cell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  <table:table-cell table:formula="of:=VLOOKUP([.$A14];['file:///home/ramsus/Programming/Platzi/Excel/Platzi.ods'#$'Base de datos'.$A$2:.$K$29]; 3)" office:value-type="float" office:value="20" calcext:value-type="float">
            <text:p>20</text:p>
          </table:table-cell>
          <table:table-cell table:formula="of:=VLOOKUP([.$A14];['file:///home/ramsus/Programming/Platzi/Excel/Platzi.ods'#$'Base de datos'.$A$2:.$K$29]; 4)" office:value-type="float" office:value="0.0625" calcext:value-type="float">
            <text:p>0.0625</text:p>
          </table:table-cell>
          <table:table-cell table:formula="of:=VLOOKUP([.$A14];['file:///home/ramsus/Programming/Platzi/Excel/Platzi.ods'#$'Base de datos'.$A$2:.$K$29]; 5)" office:value-type="float" office:value="70.98" calcext:value-type="float">
            <text:p>70.98</text:p>
          </table:table-cell>
          <table:table-cell table:formula="of:=VLOOKUP([.$A14];['file:///home/ramsus/Programming/Platzi/Excel/Platzi.ods'#$'Base de datos'.$A$2:.$K$29]; 6)" office:value-type="date" office:date-value="2018-10-12" calcext:value-type="date">
            <text:p>2018-10-12</text:p>
          </table:table-cell>
          <table:table-cell table:style-name="ce11" table:formula="of:=VLOOKUP([.$A14];['file:///home/ramsus/Programming/Platzi/Excel/Platzi.ods'#$'Base de datos'.$A$2:.$K$29]; 7)" office:value-type="date" office:date-value="2018-10-15" calcext:value-type="date">
            <text:p>2018-10-15</text:p>
          </table:table-cell>
          <table:table-cell table:style-name="ce13" table:formula="of:=VLOOKUP([.$A14];['file:///home/ramsus/Programming/Platzi/Excel/Platzi.ods'#$'Base de datos'.$A$2:.$K$29]; 8)" office:value-type="string" office:string-value="Irene Everly " calcext:value-type="string">
            <text:p>Irene Everly </text:p>
          </table:table-cell>
          <table:table-cell table:style-name="ce13" table:formula="of:=VLOOKUP([.$A14];['file:///home/ramsus/Programming/Platzi/Excel/Platzi.ods'#$'Base de datos'.$A$2:.$K$29]; 9)" office:value-type="string" office:string-value="1756 East Dr, Houston, TX 28562" calcext:value-type="string">
            <text:p>1756 East Dr, Houston, TX 28562</text:p>
          </table:table-cell>
          <table:table-cell table:style-name="ce13" table:formula="of:=VLOOKUP([.$A14];['file:///home/ramsus/Programming/Platzi/Excel/Platzi.ods'#$'Base de datos'.$A$2:.$K$29]; 10)" office:value-type="string" office:string-value="KB63001 " calcext:value-type="string">
            <text:p>KB63001 </text:p>
          </table:table-cell>
          <table:table-cell table:formula="of:=VLOOKUP([.$A14];['file:///home/ramsus/Programming/Platzi/Excel/Platzi.ods'#$'Base de datos'.$A$2:.$K$29]; 1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800" calcext:value-type="float">
            <text:p>1800</text:p>
          </table:table-cell>
          <table:table-cell table:formula="of:=VLOOKUP([.B15];['file:///home/ramsus/Programming/Platzi/Excel/archive/products.txt'#$products.$A$1:.$C$16];2)" office:value-type="string" office:string-value="Ipad Mini 3th gen" calcext:value-type="string">
            <text:p>Ipad Mini 3th gen</text:p>
          </table:table-cell>
          <table:table-cell table:formula="of:=VLOOKUP([.B15];['file:///home/ramsus/Programming/Platzi/Excel/product_sold_vendor.ods'#$product_sold_vendor.$A$2:.$B$16];2)" office:value-type="float" office:value="5200" calcext:value-type="float">
            <text:p>5200</text:p>
          </table:table-cell>
          <table:table-cell office:value-type="float" office:value="1802" calcext:value-type="float">
            <text:p>1802</text:p>
          </table:table-cell>
          <table:table-cell office:value-type="float" office:value="2" calcext:value-type="float">
            <text:p>2</text:p>
          </table:table-cell>
          <table:table-cell table:formula="of:=VLOOKUP([.$A15];['file:///home/ramsus/Programming/Platzi/Excel/Platzi.ods'#$'Base de datos'.$A$2:.$K$29]; 3)" office:value-type="float" office:value="20" calcext:value-type="float">
            <text:p>20</text:p>
          </table:table-cell>
          <table:table-cell table:formula="of:=VLOOKUP([.$A15];['file:///home/ramsus/Programming/Platzi/Excel/Platzi.ods'#$'Base de datos'.$A$2:.$K$29]; 4)" office:value-type="float" office:value="0.0625" calcext:value-type="float">
            <text:p>0.0625</text:p>
          </table:table-cell>
          <table:table-cell table:formula="of:=VLOOKUP([.$A15];['file:///home/ramsus/Programming/Platzi/Excel/Platzi.ods'#$'Base de datos'.$A$2:.$K$29]; 5)" office:value-type="float" office:value="70.98" calcext:value-type="float">
            <text:p>70.98</text:p>
          </table:table-cell>
          <table:table-cell table:formula="of:=VLOOKUP([.$A15];['file:///home/ramsus/Programming/Platzi/Excel/Platzi.ods'#$'Base de datos'.$A$2:.$K$29]; 6)" office:value-type="date" office:date-value="2018-10-12" calcext:value-type="date">
            <text:p>2018-10-12</text:p>
          </table:table-cell>
          <table:table-cell table:style-name="ce11" table:formula="of:=VLOOKUP([.$A15];['file:///home/ramsus/Programming/Platzi/Excel/Platzi.ods'#$'Base de datos'.$A$2:.$K$29]; 7)" office:value-type="date" office:date-value="2018-10-15" calcext:value-type="date">
            <text:p>2018-10-15</text:p>
          </table:table-cell>
          <table:table-cell table:style-name="ce13" table:formula="of:=VLOOKUP([.$A15];['file:///home/ramsus/Programming/Platzi/Excel/Platzi.ods'#$'Base de datos'.$A$2:.$K$29]; 8)" office:value-type="string" office:string-value="Irene Everly " calcext:value-type="string">
            <text:p>Irene Everly </text:p>
          </table:table-cell>
          <table:table-cell table:style-name="ce13" table:formula="of:=VLOOKUP([.$A15];['file:///home/ramsus/Programming/Platzi/Excel/Platzi.ods'#$'Base de datos'.$A$2:.$K$29]; 9)" office:value-type="string" office:string-value="1756 East Dr, Houston, TX 28562" calcext:value-type="string">
            <text:p>1756 East Dr, Houston, TX 28562</text:p>
          </table:table-cell>
          <table:table-cell table:style-name="ce13" table:formula="of:=VLOOKUP([.$A15];['file:///home/ramsus/Programming/Platzi/Excel/Platzi.ods'#$'Base de datos'.$A$2:.$K$29]; 10)" office:value-type="string" office:string-value="KB63001 " calcext:value-type="string">
            <text:p>KB63001 </text:p>
          </table:table-cell>
          <table:table-cell table:formula="of:=VLOOKUP([.$A15];['file:///home/ramsus/Programming/Platzi/Excel/Platzi.ods'#$'Base de datos'.$A$2:.$K$29]; 1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900" calcext:value-type="float">
            <text:p>1900</text:p>
          </table:table-cell>
          <table:table-cell table:formula="of:=VLOOKUP([.B16];['file:///home/ramsus/Programming/Platzi/Excel/archive/products.txt'#$products.$A$1:.$C$16];2)" office:value-type="string" office:string-value="ESC8000 G3" calcext:value-type="string">
            <text:p>ESC8000 G3</text:p>
          </table:table-cell>
          <table:table-cell table:formula="of:=VLOOKUP([.B16];['file:///home/ramsus/Programming/Platzi/Excel/product_sold_vendor.ods'#$product_sold_vendor.$A$2:.$B$16];2)" office:value-type="float" office:value="5300" calcext:value-type="float">
            <text:p>5300</text:p>
          </table:table-cell>
          <table:table-cell office:value-type="float" office:value="1901" calcext:value-type="float">
            <text:p>1901</text:p>
          </table:table-cell>
          <table:table-cell office:value-type="float" office:value="1" calcext:value-type="float">
            <text:p>1</text:p>
          </table:table-cell>
          <table:table-cell table:formula="of:=VLOOKUP([.$A16];['file:///home/ramsus/Programming/Platzi/Excel/Platzi.ods'#$'Base de datos'.$A$2:.$K$29]; 3)" office:value-type="float" office:value="20" calcext:value-type="float">
            <text:p>20</text:p>
          </table:table-cell>
          <table:table-cell table:formula="of:=VLOOKUP([.$A16];['file:///home/ramsus/Programming/Platzi/Excel/Platzi.ods'#$'Base de datos'.$A$2:.$K$29]; 4)" office:value-type="float" office:value="0.0625" calcext:value-type="float">
            <text:p>0.0625</text:p>
          </table:table-cell>
          <table:table-cell table:formula="of:=VLOOKUP([.$A16];['file:///home/ramsus/Programming/Platzi/Excel/Platzi.ods'#$'Base de datos'.$A$2:.$K$29]; 5)" office:value-type="float" office:value="70.98" calcext:value-type="float">
            <text:p>70.98</text:p>
          </table:table-cell>
          <table:table-cell table:formula="of:=VLOOKUP([.$A16];['file:///home/ramsus/Programming/Platzi/Excel/Platzi.ods'#$'Base de datos'.$A$2:.$K$29]; 6)" office:value-type="date" office:date-value="2018-10-12" calcext:value-type="date">
            <text:p>2018-10-12</text:p>
          </table:table-cell>
          <table:table-cell table:style-name="ce11" table:formula="of:=VLOOKUP([.$A16];['file:///home/ramsus/Programming/Platzi/Excel/Platzi.ods'#$'Base de datos'.$A$2:.$K$29]; 7)" office:value-type="date" office:date-value="2018-10-15" calcext:value-type="date">
            <text:p>2018-10-15</text:p>
          </table:table-cell>
          <table:table-cell table:style-name="ce13" table:formula="of:=VLOOKUP([.$A16];['file:///home/ramsus/Programming/Platzi/Excel/Platzi.ods'#$'Base de datos'.$A$2:.$K$29]; 8)" office:value-type="string" office:string-value="Irene Everly " calcext:value-type="string">
            <text:p>Irene Everly </text:p>
          </table:table-cell>
          <table:table-cell table:style-name="ce13" table:formula="of:=VLOOKUP([.$A16];['file:///home/ramsus/Programming/Platzi/Excel/Platzi.ods'#$'Base de datos'.$A$2:.$K$29]; 9)" office:value-type="string" office:string-value="1756 East Dr, Houston, TX 28562" calcext:value-type="string">
            <text:p>1756 East Dr, Houston, TX 28562</text:p>
          </table:table-cell>
          <table:table-cell table:style-name="ce13" table:formula="of:=VLOOKUP([.$A16];['file:///home/ramsus/Programming/Platzi/Excel/Platzi.ods'#$'Base de datos'.$A$2:.$K$29]; 10)" office:value-type="string" office:string-value="KB63001 " calcext:value-type="string">
            <text:p>KB63001 </text:p>
          </table:table-cell>
          <table:table-cell table:formula="of:=VLOOKUP([.$A16];['file:///home/ramsus/Programming/Platzi/Excel/Platzi.ods'#$'Base de datos'.$A$2:.$K$29]; 1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900" calcext:value-type="float">
            <text:p>1900</text:p>
          </table:table-cell>
          <table:table-cell table:formula="of:=VLOOKUP([.B17];['file:///home/ramsus/Programming/Platzi/Excel/archive/products.txt'#$products.$A$1:.$C$16];2)" office:value-type="string" office:string-value="ESC8000 G3" calcext:value-type="string">
            <text:p>ESC8000 G3</text:p>
          </table:table-cell>
          <table:table-cell table:formula="of:=VLOOKUP([.B17];['file:///home/ramsus/Programming/Platzi/Excel/product_sold_vendor.ods'#$product_sold_vendor.$A$2:.$B$16];2)" office:value-type="float" office:value="5300" calcext:value-type="float">
            <text:p>5300</text:p>
          </table:table-cell>
          <table:table-cell office:value-type="float" office:value="1902" calcext:value-type="float">
            <text:p>1902</text:p>
          </table:table-cell>
          <table:table-cell office:value-type="float" office:value="2" calcext:value-type="float">
            <text:p>2</text:p>
          </table:table-cell>
          <table:table-cell table:formula="of:=VLOOKUP([.$A17];['file:///home/ramsus/Programming/Platzi/Excel/Platzi.ods'#$'Base de datos'.$A$2:.$K$29]; 3)" office:value-type="float" office:value="20" calcext:value-type="float">
            <text:p>20</text:p>
          </table:table-cell>
          <table:table-cell table:formula="of:=VLOOKUP([.$A17];['file:///home/ramsus/Programming/Platzi/Excel/Platzi.ods'#$'Base de datos'.$A$2:.$K$29]; 4)" office:value-type="float" office:value="0.0625" calcext:value-type="float">
            <text:p>0.0625</text:p>
          </table:table-cell>
          <table:table-cell table:formula="of:=VLOOKUP([.$A17];['file:///home/ramsus/Programming/Platzi/Excel/Platzi.ods'#$'Base de datos'.$A$2:.$K$29]; 5)" office:value-type="float" office:value="70.98" calcext:value-type="float">
            <text:p>70.98</text:p>
          </table:table-cell>
          <table:table-cell table:formula="of:=VLOOKUP([.$A17];['file:///home/ramsus/Programming/Platzi/Excel/Platzi.ods'#$'Base de datos'.$A$2:.$K$29]; 6)" office:value-type="date" office:date-value="2018-10-12" calcext:value-type="date">
            <text:p>2018-10-12</text:p>
          </table:table-cell>
          <table:table-cell table:style-name="ce11" table:formula="of:=VLOOKUP([.$A17];['file:///home/ramsus/Programming/Platzi/Excel/Platzi.ods'#$'Base de datos'.$A$2:.$K$29]; 7)" office:value-type="date" office:date-value="2018-10-15" calcext:value-type="date">
            <text:p>2018-10-15</text:p>
          </table:table-cell>
          <table:table-cell table:style-name="ce13" table:formula="of:=VLOOKUP([.$A17];['file:///home/ramsus/Programming/Platzi/Excel/Platzi.ods'#$'Base de datos'.$A$2:.$K$29]; 8)" office:value-type="string" office:string-value="Irene Everly " calcext:value-type="string">
            <text:p>Irene Everly </text:p>
          </table:table-cell>
          <table:table-cell table:style-name="ce13" table:formula="of:=VLOOKUP([.$A17];['file:///home/ramsus/Programming/Platzi/Excel/Platzi.ods'#$'Base de datos'.$A$2:.$K$29]; 9)" office:value-type="string" office:string-value="1756 East Dr, Houston, TX 28562" calcext:value-type="string">
            <text:p>1756 East Dr, Houston, TX 28562</text:p>
          </table:table-cell>
          <table:table-cell table:style-name="ce13" table:formula="of:=VLOOKUP([.$A17];['file:///home/ramsus/Programming/Platzi/Excel/Platzi.ods'#$'Base de datos'.$A$2:.$K$29]; 10)" office:value-type="string" office:string-value="KB63001 " calcext:value-type="string">
            <text:p>KB63001 </text:p>
          </table:table-cell>
          <table:table-cell table:formula="of:=VLOOKUP([.$A17];['file:///home/ramsus/Programming/Platzi/Excel/Platzi.ods'#$'Base de datos'.$A$2:.$K$29]; 1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000" calcext:value-type="float">
            <text:p>2000</text:p>
          </table:table-cell>
          <table:table-cell table:formula="of:=VLOOKUP([.B18];['file:///home/ramsus/Programming/Platzi/Excel/archive/products.txt'#$products.$A$1:.$C$16];2)" office:value-type="string" office:string-value="ESC8000 G4" calcext:value-type="string">
            <text:p>ESC8000 G4</text:p>
          </table:table-cell>
          <table:table-cell table:formula="of:=VLOOKUP([.B18];['file:///home/ramsus/Programming/Platzi/Excel/product_sold_vendor.ods'#$product_sold_vendor.$A$2:.$B$16];2)" office:value-type="float" office:value="5300" calcext:value-type="float">
            <text:p>5300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table:formula="of:=VLOOKUP([.$A18];['file:///home/ramsus/Programming/Platzi/Excel/Platzi.ods'#$'Base de datos'.$A$2:.$K$29]; 3)" office:value-type="float" office:value="7" calcext:value-type="float">
            <text:p>7</text:p>
          </table:table-cell>
          <table:table-cell table:formula="of:=VLOOKUP([.$A18];['file:///home/ramsus/Programming/Platzi/Excel/Platzi.ods'#$'Base de datos'.$A$2:.$K$29]; 4)" office:value-type="float" office:value="0.0625" calcext:value-type="float">
            <text:p>0.0625</text:p>
          </table:table-cell>
          <table:table-cell table:formula="of:=VLOOKUP([.$A18];['file:///home/ramsus/Programming/Platzi/Excel/Platzi.ods'#$'Base de datos'.$A$2:.$K$29]; 5)" office:value-type="float" office:value="30.45" calcext:value-type="float">
            <text:p>30.45</text:p>
          </table:table-cell>
          <table:table-cell table:formula="of:=VLOOKUP([.$A18];['file:///home/ramsus/Programming/Platzi/Excel/Platzi.ods'#$'Base de datos'.$A$2:.$K$29]; 6)" office:value-type="date" office:date-value="2018-10-16" calcext:value-type="date">
            <text:p>2018-10-16</text:p>
          </table:table-cell>
          <table:table-cell table:style-name="ce11" table:formula="of:=VLOOKUP([.$A18];['file:///home/ramsus/Programming/Platzi/Excel/Platzi.ods'#$'Base de datos'.$A$2:.$K$29]; 7)" office:value-type="date" office:date-value="2018-10-19" calcext:value-type="date">
            <text:p>2018-10-19</text:p>
          </table:table-cell>
          <table:table-cell table:style-name="ce13" table:formula="of:=VLOOKUP([.$A18];['file:///home/ramsus/Programming/Platzi/Excel/Platzi.ods'#$'Base de datos'.$A$2:.$K$29]; 8)" office:value-type="string" office:string-value="Rachel Rose" calcext:value-type="string">
            <text:p>Rachel Rose</text:p>
          </table:table-cell>
          <table:table-cell table:style-name="ce13" table:formula="of:=VLOOKUP([.$A18];['file:///home/ramsus/Programming/Platzi/Excel/Platzi.ods'#$'Base de datos'.$A$2:.$K$29]; 9)" office:value-type="string" office:string-value="1465 River Dr, Boston, MA 43625 " calcext:value-type="string">
            <text:p>1465 River Dr, Boston, MA 43625 </text:p>
          </table:table-cell>
          <table:table-cell table:style-name="ce13" table:formula="of:=VLOOKUP([.$A18];['file:///home/ramsus/Programming/Platzi/Excel/Platzi.ods'#$'Base de datos'.$A$2:.$K$29]; 10)" office:value-type="string" office:string-value="IK64001 " calcext:value-type="string">
            <text:p>IK64001 </text:p>
          </table:table-cell>
          <table:table-cell table:formula="of:=VLOOKUP([.$A18];['file:///home/ramsus/Programming/Platzi/Excel/Platzi.ods'#$'Base de datos'.$A$2:.$K$29]; 1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000" calcext:value-type="float">
            <text:p>2000</text:p>
          </table:table-cell>
          <table:table-cell table:formula="of:=VLOOKUP([.B19];['file:///home/ramsus/Programming/Platzi/Excel/archive/products.txt'#$products.$A$1:.$C$16];2)" office:value-type="string" office:string-value="ESC8000 G4" calcext:value-type="string">
            <text:p>ESC8000 G4</text:p>
          </table:table-cell>
          <table:table-cell table:formula="of:=VLOOKUP([.B19];['file:///home/ramsus/Programming/Platzi/Excel/product_sold_vendor.ods'#$product_sold_vendor.$A$2:.$B$16];2)" office:value-type="float" office:value="5300" calcext:value-type="float">
            <text:p>5300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table:formula="of:=VLOOKUP([.$A19];['file:///home/ramsus/Programming/Platzi/Excel/Platzi.ods'#$'Base de datos'.$A$2:.$K$29]; 3)" office:value-type="float" office:value="7" calcext:value-type="float">
            <text:p>7</text:p>
          </table:table-cell>
          <table:table-cell table:formula="of:=VLOOKUP([.$A19];['file:///home/ramsus/Programming/Platzi/Excel/Platzi.ods'#$'Base de datos'.$A$2:.$K$29]; 4)" office:value-type="float" office:value="0.0625" calcext:value-type="float">
            <text:p>0.0625</text:p>
          </table:table-cell>
          <table:table-cell table:formula="of:=VLOOKUP([.$A19];['file:///home/ramsus/Programming/Platzi/Excel/Platzi.ods'#$'Base de datos'.$A$2:.$K$29]; 5)" office:value-type="float" office:value="30.45" calcext:value-type="float">
            <text:p>30.45</text:p>
          </table:table-cell>
          <table:table-cell table:formula="of:=VLOOKUP([.$A19];['file:///home/ramsus/Programming/Platzi/Excel/Platzi.ods'#$'Base de datos'.$A$2:.$K$29]; 6)" office:value-type="date" office:date-value="2018-10-16" calcext:value-type="date">
            <text:p>2018-10-16</text:p>
          </table:table-cell>
          <table:table-cell table:style-name="ce11" table:formula="of:=VLOOKUP([.$A19];['file:///home/ramsus/Programming/Platzi/Excel/Platzi.ods'#$'Base de datos'.$A$2:.$K$29]; 7)" office:value-type="date" office:date-value="2018-10-19" calcext:value-type="date">
            <text:p>2018-10-19</text:p>
          </table:table-cell>
          <table:table-cell table:style-name="ce13" table:formula="of:=VLOOKUP([.$A19];['file:///home/ramsus/Programming/Platzi/Excel/Platzi.ods'#$'Base de datos'.$A$2:.$K$29]; 8)" office:value-type="string" office:string-value="Rachel Rose" calcext:value-type="string">
            <text:p>Rachel Rose</text:p>
          </table:table-cell>
          <table:table-cell table:style-name="ce13" table:formula="of:=VLOOKUP([.$A19];['file:///home/ramsus/Programming/Platzi/Excel/Platzi.ods'#$'Base de datos'.$A$2:.$K$29]; 9)" office:value-type="string" office:string-value="1465 River Dr, Boston, MA 43625 " calcext:value-type="string">
            <text:p>1465 River Dr, Boston, MA 43625 </text:p>
          </table:table-cell>
          <table:table-cell table:style-name="ce13" table:formula="of:=VLOOKUP([.$A19];['file:///home/ramsus/Programming/Platzi/Excel/Platzi.ods'#$'Base de datos'.$A$2:.$K$29]; 10)" office:value-type="string" office:string-value="IK64001 " calcext:value-type="string">
            <text:p>IK64001 </text:p>
          </table:table-cell>
          <table:table-cell table:formula="of:=VLOOKUP([.$A19];['file:///home/ramsus/Programming/Platzi/Excel/Platzi.ods'#$'Base de datos'.$A$2:.$K$29]; 1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100" calcext:value-type="float">
            <text:p>2100</text:p>
          </table:table-cell>
          <table:table-cell table:formula="of:=VLOOKUP([.B20];['file:///home/ramsus/Programming/Platzi/Excel/archive/products.txt'#$products.$A$1:.$C$16];2)" office:value-type="string" office:string-value="XPS 13 - 5080" calcext:value-type="string">
            <text:p>XPS 13 - 5080</text:p>
          </table:table-cell>
          <table:table-cell table:formula="of:=VLOOKUP([.B20];['file:///home/ramsus/Programming/Platzi/Excel/product_sold_vendor.ods'#$product_sold_vendor.$A$2:.$B$16];2)" office:value-type="float" office:value="5400" calcext:value-type="float">
            <text:p>5400</text:p>
          </table:table-cell>
          <table:table-cell office:value-type="float" office:value="2101" calcext:value-type="float">
            <text:p>2101</text:p>
          </table:table-cell>
          <table:table-cell office:value-type="float" office:value="1" calcext:value-type="float">
            <text:p>1</text:p>
          </table:table-cell>
          <table:table-cell table:formula="of:=VLOOKUP([.$A20];['file:///home/ramsus/Programming/Platzi/Excel/Platzi.ods'#$'Base de datos'.$A$2:.$K$29]; 3)" office:value-type="float" office:value="7" calcext:value-type="float">
            <text:p>7</text:p>
          </table:table-cell>
          <table:table-cell table:formula="of:=VLOOKUP([.$A20];['file:///home/ramsus/Programming/Platzi/Excel/Platzi.ods'#$'Base de datos'.$A$2:.$K$29]; 4)" office:value-type="float" office:value="0.0625" calcext:value-type="float">
            <text:p>0.0625</text:p>
          </table:table-cell>
          <table:table-cell table:formula="of:=VLOOKUP([.$A20];['file:///home/ramsus/Programming/Platzi/Excel/Platzi.ods'#$'Base de datos'.$A$2:.$K$29]; 5)" office:value-type="float" office:value="30.45" calcext:value-type="float">
            <text:p>30.45</text:p>
          </table:table-cell>
          <table:table-cell table:formula="of:=VLOOKUP([.$A20];['file:///home/ramsus/Programming/Platzi/Excel/Platzi.ods'#$'Base de datos'.$A$2:.$K$29]; 6)" office:value-type="date" office:date-value="2018-10-16" calcext:value-type="date">
            <text:p>2018-10-16</text:p>
          </table:table-cell>
          <table:table-cell table:style-name="ce11" table:formula="of:=VLOOKUP([.$A20];['file:///home/ramsus/Programming/Platzi/Excel/Platzi.ods'#$'Base de datos'.$A$2:.$K$29]; 7)" office:value-type="date" office:date-value="2018-10-19" calcext:value-type="date">
            <text:p>2018-10-19</text:p>
          </table:table-cell>
          <table:table-cell table:style-name="ce13" table:formula="of:=VLOOKUP([.$A20];['file:///home/ramsus/Programming/Platzi/Excel/Platzi.ods'#$'Base de datos'.$A$2:.$K$29]; 8)" office:value-type="string" office:string-value="Rachel Rose" calcext:value-type="string">
            <text:p>Rachel Rose</text:p>
          </table:table-cell>
          <table:table-cell table:style-name="ce13" table:formula="of:=VLOOKUP([.$A20];['file:///home/ramsus/Programming/Platzi/Excel/Platzi.ods'#$'Base de datos'.$A$2:.$K$29]; 9)" office:value-type="string" office:string-value="1465 River Dr, Boston, MA 43625 " calcext:value-type="string">
            <text:p>1465 River Dr, Boston, MA 43625 </text:p>
          </table:table-cell>
          <table:table-cell table:style-name="ce13" table:formula="of:=VLOOKUP([.$A20];['file:///home/ramsus/Programming/Platzi/Excel/Platzi.ods'#$'Base de datos'.$A$2:.$K$29]; 10)" office:value-type="string" office:string-value="IK64001 " calcext:value-type="string">
            <text:p>IK64001 </text:p>
          </table:table-cell>
          <table:table-cell table:formula="of:=VLOOKUP([.$A20];['file:///home/ramsus/Programming/Platzi/Excel/Platzi.ods'#$'Base de datos'.$A$2:.$K$29]; 1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100" calcext:value-type="float">
            <text:p>2100</text:p>
          </table:table-cell>
          <table:table-cell table:formula="of:=VLOOKUP([.B21];['file:///home/ramsus/Programming/Platzi/Excel/archive/products.txt'#$products.$A$1:.$C$16];2)" office:value-type="string" office:string-value="XPS 13 - 5080" calcext:value-type="string">
            <text:p>XPS 13 - 5080</text:p>
          </table:table-cell>
          <table:table-cell table:formula="of:=VLOOKUP([.B21];['file:///home/ramsus/Programming/Platzi/Excel/product_sold_vendor.ods'#$product_sold_vendor.$A$2:.$B$16];2)" office:value-type="float" office:value="5400" calcext:value-type="float">
            <text:p>5400</text:p>
          </table:table-cell>
          <table:table-cell office:value-type="float" office:value="2102" calcext:value-type="float">
            <text:p>2102</text:p>
          </table:table-cell>
          <table:table-cell office:value-type="float" office:value="3" calcext:value-type="float">
            <text:p>3</text:p>
          </table:table-cell>
          <table:table-cell table:formula="of:=VLOOKUP([.$A21];['file:///home/ramsus/Programming/Platzi/Excel/Platzi.ods'#$'Base de datos'.$A$2:.$K$29]; 3)" office:value-type="float" office:value="7" calcext:value-type="float">
            <text:p>7</text:p>
          </table:table-cell>
          <table:table-cell table:formula="of:=VLOOKUP([.$A21];['file:///home/ramsus/Programming/Platzi/Excel/Platzi.ods'#$'Base de datos'.$A$2:.$K$29]; 4)" office:value-type="float" office:value="0.0625" calcext:value-type="float">
            <text:p>0.0625</text:p>
          </table:table-cell>
          <table:table-cell table:formula="of:=VLOOKUP([.$A21];['file:///home/ramsus/Programming/Platzi/Excel/Platzi.ods'#$'Base de datos'.$A$2:.$K$29]; 5)" office:value-type="float" office:value="30.45" calcext:value-type="float">
            <text:p>30.45</text:p>
          </table:table-cell>
          <table:table-cell table:formula="of:=VLOOKUP([.$A21];['file:///home/ramsus/Programming/Platzi/Excel/Platzi.ods'#$'Base de datos'.$A$2:.$K$29]; 6)" office:value-type="date" office:date-value="2018-10-16" calcext:value-type="date">
            <text:p>2018-10-16</text:p>
          </table:table-cell>
          <table:table-cell table:style-name="ce11" table:formula="of:=VLOOKUP([.$A21];['file:///home/ramsus/Programming/Platzi/Excel/Platzi.ods'#$'Base de datos'.$A$2:.$K$29]; 7)" office:value-type="date" office:date-value="2018-10-19" calcext:value-type="date">
            <text:p>2018-10-19</text:p>
          </table:table-cell>
          <table:table-cell table:style-name="ce13" table:formula="of:=VLOOKUP([.$A21];['file:///home/ramsus/Programming/Platzi/Excel/Platzi.ods'#$'Base de datos'.$A$2:.$K$29]; 8)" office:value-type="string" office:string-value="Rachel Rose" calcext:value-type="string">
            <text:p>Rachel Rose</text:p>
          </table:table-cell>
          <table:table-cell table:style-name="ce13" table:formula="of:=VLOOKUP([.$A21];['file:///home/ramsus/Programming/Platzi/Excel/Platzi.ods'#$'Base de datos'.$A$2:.$K$29]; 9)" office:value-type="string" office:string-value="1465 River Dr, Boston, MA 43625 " calcext:value-type="string">
            <text:p>1465 River Dr, Boston, MA 43625 </text:p>
          </table:table-cell>
          <table:table-cell table:style-name="ce13" table:formula="of:=VLOOKUP([.$A21];['file:///home/ramsus/Programming/Platzi/Excel/Platzi.ods'#$'Base de datos'.$A$2:.$K$29]; 10)" office:value-type="string" office:string-value="IK64001 " calcext:value-type="string">
            <text:p>IK64001 </text:p>
          </table:table-cell>
          <table:table-cell table:formula="of:=VLOOKUP([.$A21];['file:///home/ramsus/Programming/Platzi/Excel/Platzi.ods'#$'Base de datos'.$A$2:.$K$29]; 1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200" calcext:value-type="float">
            <text:p>2200</text:p>
          </table:table-cell>
          <table:table-cell table:formula="of:=VLOOKUP([.B22];['file:///home/ramsus/Programming/Platzi/Excel/archive/products.txt'#$products.$A$1:.$C$16];2)" office:value-type="string" office:string-value="XPS 15 - 5070" calcext:value-type="string">
            <text:p>XPS 15 - 5070</text:p>
          </table:table-cell>
          <table:table-cell table:formula="of:=VLOOKUP([.B22];['file:///home/ramsus/Programming/Platzi/Excel/product_sold_vendor.ods'#$product_sold_vendor.$A$2:.$B$16];2)" office:value-type="float" office:value="5400" calcext:value-type="float">
            <text:p>5400</text:p>
          </table:table-cell>
          <table:table-cell office:value-type="float" office:value="2201" calcext:value-type="float">
            <text:p>2201</text:p>
          </table:table-cell>
          <table:table-cell office:value-type="float" office:value="2" calcext:value-type="float">
            <text:p>2</text:p>
          </table:table-cell>
          <table:table-cell table:formula="of:=VLOOKUP([.$A22];['file:///home/ramsus/Programming/Platzi/Excel/Platzi.ods'#$'Base de datos'.$A$2:.$K$29]; 3)" office:value-type="float" office:value="7" calcext:value-type="float">
            <text:p>7</text:p>
          </table:table-cell>
          <table:table-cell table:formula="of:=VLOOKUP([.$A22];['file:///home/ramsus/Programming/Platzi/Excel/Platzi.ods'#$'Base de datos'.$A$2:.$K$29]; 4)" office:value-type="float" office:value="0.0625" calcext:value-type="float">
            <text:p>0.0625</text:p>
          </table:table-cell>
          <table:table-cell table:formula="of:=VLOOKUP([.$A22];['file:///home/ramsus/Programming/Platzi/Excel/Platzi.ods'#$'Base de datos'.$A$2:.$K$29]; 5)" office:value-type="float" office:value="30.45" calcext:value-type="float">
            <text:p>30.45</text:p>
          </table:table-cell>
          <table:table-cell table:formula="of:=VLOOKUP([.$A22];['file:///home/ramsus/Programming/Platzi/Excel/Platzi.ods'#$'Base de datos'.$A$2:.$K$29]; 6)" office:value-type="date" office:date-value="2018-10-16" calcext:value-type="date">
            <text:p>2018-10-16</text:p>
          </table:table-cell>
          <table:table-cell table:style-name="ce11" table:formula="of:=VLOOKUP([.$A22];['file:///home/ramsus/Programming/Platzi/Excel/Platzi.ods'#$'Base de datos'.$A$2:.$K$29]; 7)" office:value-type="date" office:date-value="2018-10-19" calcext:value-type="date">
            <text:p>2018-10-19</text:p>
          </table:table-cell>
          <table:table-cell table:style-name="ce13" table:formula="of:=VLOOKUP([.$A22];['file:///home/ramsus/Programming/Platzi/Excel/Platzi.ods'#$'Base de datos'.$A$2:.$K$29]; 8)" office:value-type="string" office:string-value="Rachel Rose" calcext:value-type="string">
            <text:p>Rachel Rose</text:p>
          </table:table-cell>
          <table:table-cell table:style-name="ce13" table:formula="of:=VLOOKUP([.$A22];['file:///home/ramsus/Programming/Platzi/Excel/Platzi.ods'#$'Base de datos'.$A$2:.$K$29]; 9)" office:value-type="string" office:string-value="1465 River Dr, Boston, MA 43625 " calcext:value-type="string">
            <text:p>1465 River Dr, Boston, MA 43625 </text:p>
          </table:table-cell>
          <table:table-cell table:style-name="ce13" table:formula="of:=VLOOKUP([.$A22];['file:///home/ramsus/Programming/Platzi/Excel/Platzi.ods'#$'Base de datos'.$A$2:.$K$29]; 10)" office:value-type="string" office:string-value="IK64001 " calcext:value-type="string">
            <text:p>IK64001 </text:p>
          </table:table-cell>
          <table:table-cell table:formula="of:=VLOOKUP([.$A22];['file:///home/ramsus/Programming/Platzi/Excel/Platzi.ods'#$'Base de datos'.$A$2:.$K$29]; 1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200" calcext:value-type="float">
            <text:p>2200</text:p>
          </table:table-cell>
          <table:table-cell table:formula="of:=VLOOKUP([.B23];['file:///home/ramsus/Programming/Platzi/Excel/archive/products.txt'#$products.$A$1:.$C$16];2)" office:value-type="string" office:string-value="XPS 15 - 5070" calcext:value-type="string">
            <text:p>XPS 15 - 5070</text:p>
          </table:table-cell>
          <table:table-cell table:formula="of:=VLOOKUP([.B23];['file:///home/ramsus/Programming/Platzi/Excel/product_sold_vendor.ods'#$product_sold_vendor.$A$2:.$B$16];2)" office:value-type="float" office:value="5400" calcext:value-type="float">
            <text:p>5400</text:p>
          </table:table-cell>
          <table:table-cell office:value-type="float" office:value="2202" calcext:value-type="float">
            <text:p>2202</text:p>
          </table:table-cell>
          <table:table-cell office:value-type="float" office:value="3" calcext:value-type="float">
            <text:p>3</text:p>
          </table:table-cell>
          <table:table-cell table:formula="of:=VLOOKUP([.$A23];['file:///home/ramsus/Programming/Platzi/Excel/Platzi.ods'#$'Base de datos'.$A$2:.$K$29]; 3)" office:value-type="float" office:value="7" calcext:value-type="float">
            <text:p>7</text:p>
          </table:table-cell>
          <table:table-cell table:formula="of:=VLOOKUP([.$A23];['file:///home/ramsus/Programming/Platzi/Excel/Platzi.ods'#$'Base de datos'.$A$2:.$K$29]; 4)" office:value-type="float" office:value="0.0625" calcext:value-type="float">
            <text:p>0.0625</text:p>
          </table:table-cell>
          <table:table-cell table:formula="of:=VLOOKUP([.$A23];['file:///home/ramsus/Programming/Platzi/Excel/Platzi.ods'#$'Base de datos'.$A$2:.$K$29]; 5)" office:value-type="float" office:value="30.45" calcext:value-type="float">
            <text:p>30.45</text:p>
          </table:table-cell>
          <table:table-cell table:formula="of:=VLOOKUP([.$A23];['file:///home/ramsus/Programming/Platzi/Excel/Platzi.ods'#$'Base de datos'.$A$2:.$K$29]; 6)" office:value-type="date" office:date-value="2018-10-16" calcext:value-type="date">
            <text:p>2018-10-16</text:p>
          </table:table-cell>
          <table:table-cell table:style-name="ce11" table:formula="of:=VLOOKUP([.$A23];['file:///home/ramsus/Programming/Platzi/Excel/Platzi.ods'#$'Base de datos'.$A$2:.$K$29]; 7)" office:value-type="date" office:date-value="2018-10-19" calcext:value-type="date">
            <text:p>2018-10-19</text:p>
          </table:table-cell>
          <table:table-cell table:style-name="ce13" table:formula="of:=VLOOKUP([.$A23];['file:///home/ramsus/Programming/Platzi/Excel/Platzi.ods'#$'Base de datos'.$A$2:.$K$29]; 8)" office:value-type="string" office:string-value="Rachel Rose" calcext:value-type="string">
            <text:p>Rachel Rose</text:p>
          </table:table-cell>
          <table:table-cell table:style-name="ce13" table:formula="of:=VLOOKUP([.$A23];['file:///home/ramsus/Programming/Platzi/Excel/Platzi.ods'#$'Base de datos'.$A$2:.$K$29]; 9)" office:value-type="string" office:string-value="1465 River Dr, Boston, MA 43625 " calcext:value-type="string">
            <text:p>1465 River Dr, Boston, MA 43625 </text:p>
          </table:table-cell>
          <table:table-cell table:style-name="ce13" table:formula="of:=VLOOKUP([.$A23];['file:///home/ramsus/Programming/Platzi/Excel/Platzi.ods'#$'Base de datos'.$A$2:.$K$29]; 10)" office:value-type="string" office:string-value="IK64001 " calcext:value-type="string">
            <text:p>IK64001 </text:p>
          </table:table-cell>
          <table:table-cell table:formula="of:=VLOOKUP([.$A23];['file:///home/ramsus/Programming/Platzi/Excel/Platzi.ods'#$'Base de datos'.$A$2:.$K$29]; 1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300" calcext:value-type="float">
            <text:p>2300</text:p>
          </table:table-cell>
          <table:table-cell table:formula="of:=VLOOKUP([.B24];['file:///home/ramsus/Programming/Platzi/Excel/archive/products.txt'#$products.$A$1:.$C$16];2)" office:value-type="string" office:string-value="Monoprice Ultra Slim Series High Speed HDMI Cable" calcext:value-type="string">
            <text:p>Monoprice Ultra Slim Series High Speed HDMI Cable</text:p>
          </table:table-cell>
          <table:table-cell table:formula="of:=VLOOKUP([.B24];['file:///home/ramsus/Programming/Platzi/Excel/product_sold_vendor.ods'#$product_sold_vendor.$A$2:.$B$16];2)" office:value-type="float" office:value="5500" calcext:value-type="float">
            <text:p>5500</text:p>
          </table:table-cell>
          <table:table-cell office:value-type="float" office:value="2301" calcext:value-type="float">
            <text:p>2301</text:p>
          </table:table-cell>
          <table:table-cell office:value-type="float" office:value="1" calcext:value-type="float">
            <text:p>1</text:p>
          </table:table-cell>
          <table:table-cell table:formula="of:=VLOOKUP([.$A24];['file:///home/ramsus/Programming/Platzi/Excel/Platzi.ods'#$'Base de datos'.$A$2:.$K$29]; 3)" office:value-type="float" office:value="8" calcext:value-type="float">
            <text:p>8</text:p>
          </table:table-cell>
          <table:table-cell table:formula="of:=VLOOKUP([.$A24];['file:///home/ramsus/Programming/Platzi/Excel/Platzi.ods'#$'Base de datos'.$A$2:.$K$29]; 4)" office:value-type="float" office:value="0.0625" calcext:value-type="float">
            <text:p>0.0625</text:p>
          </table:table-cell>
          <table:table-cell table:formula="of:=VLOOKUP([.$A24];['file:///home/ramsus/Programming/Platzi/Excel/Platzi.ods'#$'Base de datos'.$A$2:.$K$29]; 5)" office:value-type="float" office:value="100.2" calcext:value-type="float">
            <text:p>100.2</text:p>
          </table:table-cell>
          <table:table-cell table:formula="of:=VLOOKUP([.$A24];['file:///home/ramsus/Programming/Platzi/Excel/Platzi.ods'#$'Base de datos'.$A$2:.$K$29]; 6)" office:value-type="date" office:date-value="2018-10-13" calcext:value-type="date">
            <text:p>2018-10-13</text:p>
          </table:table-cell>
          <table:table-cell table:style-name="ce11" table:formula="of:=VLOOKUP([.$A24];['file:///home/ramsus/Programming/Platzi/Excel/Platzi.ods'#$'Base de datos'.$A$2:.$K$29]; 7)" office:value-type="date" office:date-value="2018-10-16" calcext:value-type="date">
            <text:p>2018-10-16</text:p>
          </table:table-cell>
          <table:table-cell table:style-name="ce13" table:formula="of:=VLOOKUP([.$A24];['file:///home/ramsus/Programming/Platzi/Excel/Platzi.ods'#$'Base de datos'.$A$2:.$K$29]; 8)" office:value-type="string" office:string-value="Sophie Sutton" calcext:value-type="string">
            <text:p>Sophie Sutton</text:p>
          </table:table-cell>
          <table:table-cell table:style-name="ce13" table:formula="of:=VLOOKUP([.$A24];['file:///home/ramsus/Programming/Platzi/Excel/Platzi.ods'#$'Base de datos'.$A$2:.$K$29]; 9)" office:value-type="string" office:string-value="1896 West Dr, Portland, OR 65842" calcext:value-type="string">
            <text:p>1896 West Dr, Portland, OR 65842</text:p>
          </table:table-cell>
          <table:table-cell table:style-name="ce13" table:formula="of:=VLOOKUP([.$A24];['file:///home/ramsus/Programming/Platzi/Excel/Platzi.ods'#$'Base de datos'.$A$2:.$K$29]; 10)" office:value-type="string" office:string-value="OP65001 " calcext:value-type="string">
            <text:p>OP65001 </text:p>
          </table:table-cell>
          <table:table-cell table:formula="of:=VLOOKUP([.$A24];['file:///home/ramsus/Programming/Platzi/Excel/Platzi.ods'#$'Base de datos'.$A$2:.$K$29]; 1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300" calcext:value-type="float">
            <text:p>2300</text:p>
          </table:table-cell>
          <table:table-cell table:formula="of:=VLOOKUP([.B25];['file:///home/ramsus/Programming/Platzi/Excel/archive/products.txt'#$products.$A$1:.$C$16];2)" office:value-type="string" office:string-value="Monoprice Ultra Slim Series High Speed HDMI Cable" calcext:value-type="string">
            <text:p>Monoprice Ultra Slim Series High Speed HDMI Cable</text:p>
          </table:table-cell>
          <table:table-cell table:formula="of:=VLOOKUP([.B25];['file:///home/ramsus/Programming/Platzi/Excel/product_sold_vendor.ods'#$product_sold_vendor.$A$2:.$B$16];2)" office:value-type="float" office:value="5500" calcext:value-type="float">
            <text:p>5500</text:p>
          </table:table-cell>
          <table:table-cell office:value-type="float" office:value="2302" calcext:value-type="float">
            <text:p>2302</text:p>
          </table:table-cell>
          <table:table-cell office:value-type="float" office:value="1" calcext:value-type="float">
            <text:p>1</text:p>
          </table:table-cell>
          <table:table-cell table:formula="of:=VLOOKUP([.$A25];['file:///home/ramsus/Programming/Platzi/Excel/Platzi.ods'#$'Base de datos'.$A$2:.$K$29]; 3)" office:value-type="float" office:value="8" calcext:value-type="float">
            <text:p>8</text:p>
          </table:table-cell>
          <table:table-cell table:formula="of:=VLOOKUP([.$A25];['file:///home/ramsus/Programming/Platzi/Excel/Platzi.ods'#$'Base de datos'.$A$2:.$K$29]; 4)" office:value-type="float" office:value="0.0625" calcext:value-type="float">
            <text:p>0.0625</text:p>
          </table:table-cell>
          <table:table-cell table:formula="of:=VLOOKUP([.$A25];['file:///home/ramsus/Programming/Platzi/Excel/Platzi.ods'#$'Base de datos'.$A$2:.$K$29]; 5)" office:value-type="float" office:value="100.2" calcext:value-type="float">
            <text:p>100.2</text:p>
          </table:table-cell>
          <table:table-cell table:formula="of:=VLOOKUP([.$A25];['file:///home/ramsus/Programming/Platzi/Excel/Platzi.ods'#$'Base de datos'.$A$2:.$K$29]; 6)" office:value-type="date" office:date-value="2018-10-13" calcext:value-type="date">
            <text:p>2018-10-13</text:p>
          </table:table-cell>
          <table:table-cell table:style-name="ce11" table:formula="of:=VLOOKUP([.$A25];['file:///home/ramsus/Programming/Platzi/Excel/Platzi.ods'#$'Base de datos'.$A$2:.$K$29]; 7)" office:value-type="date" office:date-value="2018-10-16" calcext:value-type="date">
            <text:p>2018-10-16</text:p>
          </table:table-cell>
          <table:table-cell table:style-name="ce13" table:formula="of:=VLOOKUP([.$A25];['file:///home/ramsus/Programming/Platzi/Excel/Platzi.ods'#$'Base de datos'.$A$2:.$K$29]; 8)" office:value-type="string" office:string-value="Sophie Sutton" calcext:value-type="string">
            <text:p>Sophie Sutton</text:p>
          </table:table-cell>
          <table:table-cell table:style-name="ce13" table:formula="of:=VLOOKUP([.$A25];['file:///home/ramsus/Programming/Platzi/Excel/Platzi.ods'#$'Base de datos'.$A$2:.$K$29]; 9)" office:value-type="string" office:string-value="1896 West Dr, Portland, OR 65842" calcext:value-type="string">
            <text:p>1896 West Dr, Portland, OR 65842</text:p>
          </table:table-cell>
          <table:table-cell table:style-name="ce13" table:formula="of:=VLOOKUP([.$A25];['file:///home/ramsus/Programming/Platzi/Excel/Platzi.ods'#$'Base de datos'.$A$2:.$K$29]; 10)" office:value-type="string" office:string-value="OP65001 " calcext:value-type="string">
            <text:p>OP65001 </text:p>
          </table:table-cell>
          <table:table-cell table:formula="of:=VLOOKUP([.$A25];['file:///home/ramsus/Programming/Platzi/Excel/Platzi.ods'#$'Base de datos'.$A$2:.$K$29]; 1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400" calcext:value-type="float">
            <text:p>2400</text:p>
          </table:table-cell>
          <table:table-cell table:formula="of:=VLOOKUP([.B26];['file:///home/ramsus/Programming/Platzi/Excel/archive/products.txt'#$products.$A$1:.$C$16];2)" office:value-type="string" office:string-value="Monoprice Ultra Slim Series High Speed HDMI Cable - 4K" calcext:value-type="string">
            <text:p>Monoprice Ultra Slim Series High Speed HDMI Cable - 4K</text:p>
          </table:table-cell>
          <table:table-cell table:formula="of:=VLOOKUP([.B26];['file:///home/ramsus/Programming/Platzi/Excel/product_sold_vendor.ods'#$product_sold_vendor.$A$2:.$B$16];2)" office:value-type="float" office:value="5500" calcext:value-type="float">
            <text:p>5500</text:p>
          </table:table-cell>
          <table:table-cell office:value-type="float" office:value="2401" calcext:value-type="float">
            <text:p>2401</text:p>
          </table:table-cell>
          <table:table-cell office:value-type="float" office:value="3" calcext:value-type="float">
            <text:p>3</text:p>
          </table:table-cell>
          <table:table-cell table:formula="of:=VLOOKUP([.$A26];['file:///home/ramsus/Programming/Platzi/Excel/Platzi.ods'#$'Base de datos'.$A$2:.$K$29]; 3)" office:value-type="float" office:value="8" calcext:value-type="float">
            <text:p>8</text:p>
          </table:table-cell>
          <table:table-cell table:formula="of:=VLOOKUP([.$A26];['file:///home/ramsus/Programming/Platzi/Excel/Platzi.ods'#$'Base de datos'.$A$2:.$K$29]; 4)" office:value-type="float" office:value="0.0625" calcext:value-type="float">
            <text:p>0.0625</text:p>
          </table:table-cell>
          <table:table-cell table:formula="of:=VLOOKUP([.$A26];['file:///home/ramsus/Programming/Platzi/Excel/Platzi.ods'#$'Base de datos'.$A$2:.$K$29]; 5)" office:value-type="float" office:value="100.2" calcext:value-type="float">
            <text:p>100.2</text:p>
          </table:table-cell>
          <table:table-cell table:formula="of:=VLOOKUP([.$A26];['file:///home/ramsus/Programming/Platzi/Excel/Platzi.ods'#$'Base de datos'.$A$2:.$K$29]; 6)" office:value-type="date" office:date-value="2018-10-13" calcext:value-type="date">
            <text:p>2018-10-13</text:p>
          </table:table-cell>
          <table:table-cell table:style-name="ce11" table:formula="of:=VLOOKUP([.$A26];['file:///home/ramsus/Programming/Platzi/Excel/Platzi.ods'#$'Base de datos'.$A$2:.$K$29]; 7)" office:value-type="date" office:date-value="2018-10-16" calcext:value-type="date">
            <text:p>2018-10-16</text:p>
          </table:table-cell>
          <table:table-cell table:style-name="ce13" table:formula="of:=VLOOKUP([.$A26];['file:///home/ramsus/Programming/Platzi/Excel/Platzi.ods'#$'Base de datos'.$A$2:.$K$29]; 8)" office:value-type="string" office:string-value="Sophie Sutton" calcext:value-type="string">
            <text:p>Sophie Sutton</text:p>
          </table:table-cell>
          <table:table-cell table:style-name="ce13" table:formula="of:=VLOOKUP([.$A26];['file:///home/ramsus/Programming/Platzi/Excel/Platzi.ods'#$'Base de datos'.$A$2:.$K$29]; 9)" office:value-type="string" office:string-value="1896 West Dr, Portland, OR 65842" calcext:value-type="string">
            <text:p>1896 West Dr, Portland, OR 65842</text:p>
          </table:table-cell>
          <table:table-cell table:style-name="ce13" table:formula="of:=VLOOKUP([.$A26];['file:///home/ramsus/Programming/Platzi/Excel/Platzi.ods'#$'Base de datos'.$A$2:.$K$29]; 10)" office:value-type="string" office:string-value="OP65001 " calcext:value-type="string">
            <text:p>OP65001 </text:p>
          </table:table-cell>
          <table:table-cell table:formula="of:=VLOOKUP([.$A26];['file:///home/ramsus/Programming/Platzi/Excel/Platzi.ods'#$'Base de datos'.$A$2:.$K$29]; 1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400" calcext:value-type="float">
            <text:p>2400</text:p>
          </table:table-cell>
          <table:table-cell table:formula="of:=VLOOKUP([.B27];['file:///home/ramsus/Programming/Platzi/Excel/archive/products.txt'#$products.$A$1:.$C$16];2)" office:value-type="string" office:string-value="Monoprice Ultra Slim Series High Speed HDMI Cable - 4K" calcext:value-type="string">
            <text:p>Monoprice Ultra Slim Series High Speed HDMI Cable - 4K</text:p>
          </table:table-cell>
          <table:table-cell table:formula="of:=VLOOKUP([.B27];['file:///home/ramsus/Programming/Platzi/Excel/product_sold_vendor.ods'#$product_sold_vendor.$A$2:.$B$16];2)" office:value-type="float" office:value="5500" calcext:value-type="float">
            <text:p>5500</text:p>
          </table:table-cell>
          <table:table-cell office:value-type="float" office:value="2402" calcext:value-type="float">
            <text:p>2402</text:p>
          </table:table-cell>
          <table:table-cell office:value-type="float" office:value="2" calcext:value-type="float">
            <text:p>2</text:p>
          </table:table-cell>
          <table:table-cell table:formula="of:=VLOOKUP([.$A27];['file:///home/ramsus/Programming/Platzi/Excel/Platzi.ods'#$'Base de datos'.$A$2:.$K$29]; 3)" office:value-type="float" office:value="5" calcext:value-type="float">
            <text:p>5</text:p>
          </table:table-cell>
          <table:table-cell table:formula="of:=VLOOKUP([.$A27];['file:///home/ramsus/Programming/Platzi/Excel/Platzi.ods'#$'Base de datos'.$A$2:.$K$29]; 4)" office:value-type="float" office:value="0.1025" calcext:value-type="float">
            <text:p>0.1025</text:p>
          </table:table-cell>
          <table:table-cell table:formula="of:=VLOOKUP([.$A27];['file:///home/ramsus/Programming/Platzi/Excel/Platzi.ods'#$'Base de datos'.$A$2:.$K$29]; 5)" office:value-type="float" office:value="58.52" calcext:value-type="float">
            <text:p>58.52</text:p>
          </table:table-cell>
          <table:table-cell table:formula="of:=VLOOKUP([.$A27];['file:///home/ramsus/Programming/Platzi/Excel/Platzi.ods'#$'Base de datos'.$A$2:.$K$29]; 6)" office:value-type="date" office:date-value="2018-10-21" calcext:value-type="date">
            <text:p>2018-10-21</text:p>
          </table:table-cell>
          <table:table-cell table:style-name="ce11" table:formula="of:=VLOOKUP([.$A27];['file:///home/ramsus/Programming/Platzi/Excel/Platzi.ods'#$'Base de datos'.$A$2:.$K$29]; 7)" office:value-type="date" office:date-value="2018-10-24" calcext:value-type="date">
            <text:p>2018-10-24</text:p>
          </table:table-cell>
          <table:table-cell table:style-name="ce13" table:formula="of:=VLOOKUP([.$A27];['file:///home/ramsus/Programming/Platzi/Excel/Platzi.ods'#$'Base de datos'.$A$2:.$K$29]; 8)" office:value-type="string" office:string-value="Wendy West" calcext:value-type="string">
            <text:p>Wendy West</text:p>
          </table:table-cell>
          <table:table-cell table:style-name="ce13" table:formula="of:=VLOOKUP([.$A27];['file:///home/ramsus/Programming/Platzi/Excel/Platzi.ods'#$'Base de datos'.$A$2:.$K$29]; 9)" office:value-type="string" office:string-value="1252 Vine St, Chicago, IL 73215" calcext:value-type="string">
            <text:p>1252 Vine St, Chicago, IL 73215</text:p>
          </table:table-cell>
          <table:table-cell table:style-name="ce13" table:formula="of:=VLOOKUP([.$A27];['file:///home/ramsus/Programming/Platzi/Excel/Platzi.ods'#$'Base de datos'.$A$2:.$K$29]; 10)" office:value-type="string" office:string-value="XH66001 " calcext:value-type="string">
            <text:p>XH66001 </text:p>
          </table:table-cell>
          <table:table-cell table:formula="of:=VLOOKUP([.$A27];['file:///home/ramsus/Programming/Platzi/Excel/Platzi.ods'#$'Base de datos'.$A$2:.$K$29]; 1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500" calcext:value-type="float">
            <text:p>2500</text:p>
          </table:table-cell>
          <table:table-cell table:formula="of:=VLOOKUP([.B28];['file:///home/ramsus/Programming/Platzi/Excel/archive/products.txt'#$products.$A$1:.$C$16];2)" office:value-type="string" office:string-value="Avantree HT3189 Wireless Headphones" calcext:value-type="string">
            <text:p>Avantree HT3189 Wireless Headphones</text:p>
          </table:table-cell>
          <table:table-cell table:formula="of:=VLOOKUP([.B28];['file:///home/ramsus/Programming/Platzi/Excel/product_sold_vendor.ods'#$product_sold_vendor.$A$2:.$B$16];2)" office:value-type="float" office:value="5600" calcext:value-type="float">
            <text:p>5600</text:p>
          </table:table-cell>
          <table:table-cell office:value-type="float" office:value="2501" calcext:value-type="float">
            <text:p>2501</text:p>
          </table:table-cell>
          <table:table-cell office:value-type="float" office:value="3" calcext:value-type="float">
            <text:p>3</text:p>
          </table:table-cell>
          <table:table-cell table:formula="of:=VLOOKUP([.$A28];['file:///home/ramsus/Programming/Platzi/Excel/Platzi.ods'#$'Base de datos'.$A$2:.$K$29]; 3)" office:value-type="float" office:value="5" calcext:value-type="float">
            <text:p>5</text:p>
          </table:table-cell>
          <table:table-cell table:formula="of:=VLOOKUP([.$A28];['file:///home/ramsus/Programming/Platzi/Excel/Platzi.ods'#$'Base de datos'.$A$2:.$K$29]; 4)" office:value-type="float" office:value="0.1025" calcext:value-type="float">
            <text:p>0.1025</text:p>
          </table:table-cell>
          <table:table-cell table:formula="of:=VLOOKUP([.$A28];['file:///home/ramsus/Programming/Platzi/Excel/Platzi.ods'#$'Base de datos'.$A$2:.$K$29]; 5)" office:value-type="float" office:value="58.52" calcext:value-type="float">
            <text:p>58.52</text:p>
          </table:table-cell>
          <table:table-cell table:formula="of:=VLOOKUP([.$A28];['file:///home/ramsus/Programming/Platzi/Excel/Platzi.ods'#$'Base de datos'.$A$2:.$K$29]; 6)" office:value-type="date" office:date-value="2018-10-21" calcext:value-type="date">
            <text:p>2018-10-21</text:p>
          </table:table-cell>
          <table:table-cell table:style-name="ce11" table:formula="of:=VLOOKUP([.$A28];['file:///home/ramsus/Programming/Platzi/Excel/Platzi.ods'#$'Base de datos'.$A$2:.$K$29]; 7)" office:value-type="date" office:date-value="2018-10-24" calcext:value-type="date">
            <text:p>2018-10-24</text:p>
          </table:table-cell>
          <table:table-cell table:style-name="ce13" table:formula="of:=VLOOKUP([.$A28];['file:///home/ramsus/Programming/Platzi/Excel/Platzi.ods'#$'Base de datos'.$A$2:.$K$29]; 8)" office:value-type="string" office:string-value="Wendy West" calcext:value-type="string">
            <text:p>Wendy West</text:p>
          </table:table-cell>
          <table:table-cell table:style-name="ce13" table:formula="of:=VLOOKUP([.$A28];['file:///home/ramsus/Programming/Platzi/Excel/Platzi.ods'#$'Base de datos'.$A$2:.$K$29]; 9)" office:value-type="string" office:string-value="1252 Vine St, Chicago, IL 73215" calcext:value-type="string">
            <text:p>1252 Vine St, Chicago, IL 73215</text:p>
          </table:table-cell>
          <table:table-cell table:style-name="ce13" table:formula="of:=VLOOKUP([.$A28];['file:///home/ramsus/Programming/Platzi/Excel/Platzi.ods'#$'Base de datos'.$A$2:.$K$29]; 10)" office:value-type="string" office:string-value="XH66001 " calcext:value-type="string">
            <text:p>XH66001 </text:p>
          </table:table-cell>
          <table:table-cell table:formula="of:=VLOOKUP([.$A28];['file:///home/ramsus/Programming/Platzi/Excel/Platzi.ods'#$'Base de datos'.$A$2:.$K$29]; 1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500" calcext:value-type="float">
            <text:p>2500</text:p>
          </table:table-cell>
          <table:table-cell table:formula="of:=VLOOKUP([.B29];['file:///home/ramsus/Programming/Platzi/Excel/archive/products.txt'#$products.$A$1:.$C$16];2)" office:value-type="string" office:string-value="Avantree HT3189 Wireless Headphones" calcext:value-type="string">
            <text:p>Avantree HT3189 Wireless Headphones</text:p>
          </table:table-cell>
          <table:table-cell table:formula="of:=VLOOKUP([.B29];['file:///home/ramsus/Programming/Platzi/Excel/product_sold_vendor.ods'#$product_sold_vendor.$A$2:.$B$16];2)" office:value-type="float" office:value="5600" calcext:value-type="float">
            <text:p>5600</text:p>
          </table:table-cell>
          <table:table-cell office:value-type="float" office:value="2502" calcext:value-type="float">
            <text:p>2502</text:p>
          </table:table-cell>
          <table:table-cell office:value-type="float" office:value="1" calcext:value-type="float">
            <text:p>1</text:p>
          </table:table-cell>
          <table:table-cell table:formula="of:=VLOOKUP([.$A29];['file:///home/ramsus/Programming/Platzi/Excel/Platzi.ods'#$'Base de datos'.$A$2:.$K$29]; 3)" office:value-type="float" office:value="5" calcext:value-type="float">
            <text:p>5</text:p>
          </table:table-cell>
          <table:table-cell table:formula="of:=VLOOKUP([.$A29];['file:///home/ramsus/Programming/Platzi/Excel/Platzi.ods'#$'Base de datos'.$A$2:.$K$29]; 4)" office:value-type="float" office:value="0.1025" calcext:value-type="float">
            <text:p>0.1025</text:p>
          </table:table-cell>
          <table:table-cell table:formula="of:=VLOOKUP([.$A29];['file:///home/ramsus/Programming/Platzi/Excel/Platzi.ods'#$'Base de datos'.$A$2:.$K$29]; 5)" office:value-type="float" office:value="58.52" calcext:value-type="float">
            <text:p>58.52</text:p>
          </table:table-cell>
          <table:table-cell table:formula="of:=VLOOKUP([.$A29];['file:///home/ramsus/Programming/Platzi/Excel/Platzi.ods'#$'Base de datos'.$A$2:.$K$29]; 6)" office:value-type="date" office:date-value="2018-10-21" calcext:value-type="date">
            <text:p>2018-10-21</text:p>
          </table:table-cell>
          <table:table-cell table:style-name="ce11" table:formula="of:=VLOOKUP([.$A29];['file:///home/ramsus/Programming/Platzi/Excel/Platzi.ods'#$'Base de datos'.$A$2:.$K$29]; 7)" office:value-type="date" office:date-value="2018-10-24" calcext:value-type="date">
            <text:p>2018-10-24</text:p>
          </table:table-cell>
          <table:table-cell table:style-name="ce13" table:formula="of:=VLOOKUP([.$A29];['file:///home/ramsus/Programming/Platzi/Excel/Platzi.ods'#$'Base de datos'.$A$2:.$K$29]; 8)" office:value-type="string" office:string-value="Wendy West" calcext:value-type="string">
            <text:p>Wendy West</text:p>
          </table:table-cell>
          <table:table-cell table:style-name="ce13" table:formula="of:=VLOOKUP([.$A29];['file:///home/ramsus/Programming/Platzi/Excel/Platzi.ods'#$'Base de datos'.$A$2:.$K$29]; 9)" office:value-type="string" office:string-value="1252 Vine St, Chicago, IL 73215" calcext:value-type="string">
            <text:p>1252 Vine St, Chicago, IL 73215</text:p>
          </table:table-cell>
          <table:table-cell table:style-name="ce13" table:formula="of:=VLOOKUP([.$A29];['file:///home/ramsus/Programming/Platzi/Excel/Platzi.ods'#$'Base de datos'.$A$2:.$K$29]; 10)" office:value-type="string" office:string-value="XH66001 " calcext:value-type="string">
            <text:p>XH66001 </text:p>
          </table:table-cell>
          <table:table-cell table:formula="of:=VLOOKUP([.$A29];['file:///home/ramsus/Programming/Platzi/Excel/Platzi.ods'#$'Base de datos'.$A$2:.$K$29]; 1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600" calcext:value-type="float">
            <text:p>2600</text:p>
          </table:table-cell>
          <table:table-cell table:formula="of:=VLOOKUP([.B30];['file:///home/ramsus/Programming/Platzi/Excel/archive/products.txt'#$products.$A$1:.$C$16];2)" office:value-type="string" office:string-value="COWIN E7 PRO" calcext:value-type="string">
            <text:p>COWIN E7 PRO</text:p>
          </table:table-cell>
          <table:table-cell table:formula="of:=VLOOKUP([.B30];['file:///home/ramsus/Programming/Platzi/Excel/product_sold_vendor.ods'#$product_sold_vendor.$A$2:.$B$16];2)" office:value-type="float" office:value="5600" calcext:value-type="float">
            <text:p>5600</text:p>
          </table:table-cell>
          <table:table-cell office:value-type="float" office:value="2601" calcext:value-type="float">
            <text:p>2601</text:p>
          </table:table-cell>
          <table:table-cell office:value-type="float" office:value="2" calcext:value-type="float">
            <text:p>2</text:p>
          </table:table-cell>
          <table:table-cell table:formula="of:=VLOOKUP([.$A30];['file:///home/ramsus/Programming/Platzi/Excel/Platzi.ods'#$'Base de datos'.$A$2:.$K$29]; 3)" office:value-type="float" office:value="5" calcext:value-type="float">
            <text:p>5</text:p>
          </table:table-cell>
          <table:table-cell table:formula="of:=VLOOKUP([.$A30];['file:///home/ramsus/Programming/Platzi/Excel/Platzi.ods'#$'Base de datos'.$A$2:.$K$29]; 4)" office:value-type="float" office:value="0.1025" calcext:value-type="float">
            <text:p>0.1025</text:p>
          </table:table-cell>
          <table:table-cell table:formula="of:=VLOOKUP([.$A30];['file:///home/ramsus/Programming/Platzi/Excel/Platzi.ods'#$'Base de datos'.$A$2:.$K$29]; 5)" office:value-type="float" office:value="58.52" calcext:value-type="float">
            <text:p>58.52</text:p>
          </table:table-cell>
          <table:table-cell table:formula="of:=VLOOKUP([.$A30];['file:///home/ramsus/Programming/Platzi/Excel/Platzi.ods'#$'Base de datos'.$A$2:.$K$29]; 6)" office:value-type="date" office:date-value="2018-10-21" calcext:value-type="date">
            <text:p>2018-10-21</text:p>
          </table:table-cell>
          <table:table-cell table:style-name="ce11" table:formula="of:=VLOOKUP([.$A30];['file:///home/ramsus/Programming/Platzi/Excel/Platzi.ods'#$'Base de datos'.$A$2:.$K$29]; 7)" office:value-type="date" office:date-value="2018-10-24" calcext:value-type="date">
            <text:p>2018-10-24</text:p>
          </table:table-cell>
          <table:table-cell table:style-name="ce13" table:formula="of:=VLOOKUP([.$A30];['file:///home/ramsus/Programming/Platzi/Excel/Platzi.ods'#$'Base de datos'.$A$2:.$K$29]; 8)" office:value-type="string" office:string-value="Wendy West" calcext:value-type="string">
            <text:p>Wendy West</text:p>
          </table:table-cell>
          <table:table-cell table:style-name="ce13" table:formula="of:=VLOOKUP([.$A30];['file:///home/ramsus/Programming/Platzi/Excel/Platzi.ods'#$'Base de datos'.$A$2:.$K$29]; 9)" office:value-type="string" office:string-value="1252 Vine St, Chicago, IL 73215" calcext:value-type="string">
            <text:p>1252 Vine St, Chicago, IL 73215</text:p>
          </table:table-cell>
          <table:table-cell table:style-name="ce13" table:formula="of:=VLOOKUP([.$A30];['file:///home/ramsus/Programming/Platzi/Excel/Platzi.ods'#$'Base de datos'.$A$2:.$K$29]; 10)" office:value-type="string" office:string-value="XH66001 " calcext:value-type="string">
            <text:p>XH66001 </text:p>
          </table:table-cell>
          <table:table-cell table:formula="of:=VLOOKUP([.$A30];['file:///home/ramsus/Programming/Platzi/Excel/Platzi.ods'#$'Base de datos'.$A$2:.$K$29]; 1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600" calcext:value-type="float">
            <text:p>2600</text:p>
          </table:table-cell>
          <table:table-cell table:formula="of:=VLOOKUP([.B31];['file:///home/ramsus/Programming/Platzi/Excel/archive/products.txt'#$products.$A$1:.$C$16];2)" office:value-type="string" office:string-value="COWIN E7 PRO" calcext:value-type="string">
            <text:p>COWIN E7 PRO</text:p>
          </table:table-cell>
          <table:table-cell table:formula="of:=VLOOKUP([.B31];['file:///home/ramsus/Programming/Platzi/Excel/product_sold_vendor.ods'#$product_sold_vendor.$A$2:.$B$16];2)" office:value-type="float" office:value="5600" calcext:value-type="float">
            <text:p>5600</text:p>
          </table:table-cell>
          <table:table-cell office:value-type="float" office:value="2602" calcext:value-type="float">
            <text:p>2602</text:p>
          </table:table-cell>
          <table:table-cell office:value-type="float" office:value="1" calcext:value-type="float">
            <text:p>1</text:p>
          </table:table-cell>
          <table:table-cell table:formula="of:=VLOOKUP([.$A31];['file:///home/ramsus/Programming/Platzi/Excel/Platzi.ods'#$'Base de datos'.$A$2:.$K$29]; 3)" office:value-type="float" office:value="5" calcext:value-type="float">
            <text:p>5</text:p>
          </table:table-cell>
          <table:table-cell table:formula="of:=VLOOKUP([.$A31];['file:///home/ramsus/Programming/Platzi/Excel/Platzi.ods'#$'Base de datos'.$A$2:.$K$29]; 4)" office:value-type="float" office:value="0.1025" calcext:value-type="float">
            <text:p>0.1025</text:p>
          </table:table-cell>
          <table:table-cell table:formula="of:=VLOOKUP([.$A31];['file:///home/ramsus/Programming/Platzi/Excel/Platzi.ods'#$'Base de datos'.$A$2:.$K$29]; 5)" office:value-type="float" office:value="58.52" calcext:value-type="float">
            <text:p>58.52</text:p>
          </table:table-cell>
          <table:table-cell table:formula="of:=VLOOKUP([.$A31];['file:///home/ramsus/Programming/Platzi/Excel/Platzi.ods'#$'Base de datos'.$A$2:.$K$29]; 6)" office:value-type="date" office:date-value="2018-10-21" calcext:value-type="date">
            <text:p>2018-10-21</text:p>
          </table:table-cell>
          <table:table-cell table:style-name="ce11" table:formula="of:=VLOOKUP([.$A31];['file:///home/ramsus/Programming/Platzi/Excel/Platzi.ods'#$'Base de datos'.$A$2:.$K$29]; 7)" office:value-type="date" office:date-value="2018-10-24" calcext:value-type="date">
            <text:p>2018-10-24</text:p>
          </table:table-cell>
          <table:table-cell table:style-name="ce13" table:formula="of:=VLOOKUP([.$A31];['file:///home/ramsus/Programming/Platzi/Excel/Platzi.ods'#$'Base de datos'.$A$2:.$K$29]; 8)" office:value-type="string" office:string-value="Wendy West" calcext:value-type="string">
            <text:p>Wendy West</text:p>
          </table:table-cell>
          <table:table-cell table:style-name="ce13" table:formula="of:=VLOOKUP([.$A31];['file:///home/ramsus/Programming/Platzi/Excel/Platzi.ods'#$'Base de datos'.$A$2:.$K$29]; 9)" office:value-type="string" office:string-value="1252 Vine St, Chicago, IL 73215" calcext:value-type="string">
            <text:p>1252 Vine St, Chicago, IL 73215</text:p>
          </table:table-cell>
          <table:table-cell table:style-name="ce13" table:formula="of:=VLOOKUP([.$A31];['file:///home/ramsus/Programming/Platzi/Excel/Platzi.ods'#$'Base de datos'.$A$2:.$K$29]; 10)" office:value-type="string" office:string-value="XH66001 " calcext:value-type="string">
            <text:p>XH66001 </text:p>
          </table:table-cell>
          <table:table-cell table:formula="of:=VLOOKUP([.$A31];['file:///home/ramsus/Programming/Platzi/Excel/Platzi.ods'#$'Base de datos'.$A$2:.$K$29]; 11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4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'file:///home/ramsus/Programming/Platzi/Excel/Platzi.ods'#Base de datos" table:print="false" table:style-name="ta_extref">
        <table:table-source xlink:type="simple" xlink:href="../Platzi.ods" table:table-name="Base de datos" table:filter-name="calc8" table:mode="copy-results-only"/>
        <table:table-column table:number-columns-repeated="11"/>
        <table:table-row>
          <table:table-cell table:style-name="ce1" office:value-type="string">
            <text:p>order_id</text:p>
          </table:table-cell>
          <table:table-cell table:style-name="ce1" office:value-type="string">
            <text:p>total_item</text:p>
          </table:table-cell>
          <table:table-cell table:style-name="ce1" office:value-type="string">
            <text:p>shipping_fee</text:p>
          </table:table-cell>
          <table:table-cell table:style-name="ce1" office:value-type="string">
            <text:p>tax </text:p>
          </table:table-cell>
          <table:table-cell table:style-name="ce1" office:value-type="string">
            <text:p>total_cost</text:p>
          </table:table-cell>
          <table:table-cell table:style-name="ce1" office:value-type="string">
            <text:p>order_date</text:p>
          </table:table-cell>
          <table:table-cell table:style-name="ce1" office:value-type="string">
            <text:p>delivery_date</text:p>
          </table:table-cell>
          <table:table-cell table:style-name="ce1" office:value-type="string">
            <text:p>ship_name </text:p>
          </table:table-cell>
          <table:table-cell table:style-name="ce1" office:value-type="string">
            <text:p>ship_address </text:p>
          </table:table-cell>
          <table:table-cell table:style-name="ce1" office:value-type="string">
            <text:p>tracking_number</text:p>
          </table:table-cell>
          <table:table-cell table:style-name="ce1" office:value-type="string">
            <text:p>delivery_status</text:p>
          </table:table-cell>
        </table:table-row>
        <table:table-row>
          <table:table-cell table:style-name="ce1" office:value-type="float" office:value="1000">
            <text:p>1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0925">
            <text:p>0.0925</text:p>
          </table:table-cell>
          <table:table-cell table:style-name="ce1" office:value-type="float" office:value="50.02">
            <text:p>50.02</text:p>
          </table:table-cell>
          <table:table-cell table:style-name="ce1" office:value-type="float" office:value="43390">
            <text:p>43390</text:p>
          </table:table-cell>
          <table:table-cell table:style-name="ce1" office:value-type="float" office:value="43393">
            <text:p>43393</text:p>
          </table:table-cell>
          <table:table-cell table:style-name="ce1" office:value-type="string">
            <text:p>Anna Addison</text:p>
          </table:table-cell>
          <table:table-cell table:style-name="ce1" office:value-type="string">
            <text:p>1325 Candy Rd, San Francisco, CA 96123</text:p>
          </table:table-cell>
          <table:table-cell table:style-name="ce1" office:value-type="string">
            <text:p>ZW60001 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001">
            <text:p>100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62.45">
            <text:p>62.45</text:p>
          </table:table-cell>
          <table:table-cell table:style-name="ce1" office:value-type="float" office:value="43388">
            <text:p>43388</text:p>
          </table:table-cell>
          <table:table-cell table:style-name="ce1" office:value-type="float" office:value="43391">
            <text:p>43391</text:p>
          </table:table-cell>
          <table:table-cell table:style-name="ce1" office:value-type="string">
            <text:p>Carol Campbell</text:p>
          </table:table-cell>
          <table:table-cell table:style-name="ce1" office:value-type="string">
            <text:p>1931 Brown St, Gainesville, FL 85321</text:p>
          </table:table-cell>
          <table:table-cell table:style-name="ce1" office:value-type="string">
            <text:p>AB61001 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002">
            <text:p>100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087">
            <text:p>0.087</text:p>
          </table:table-cell>
          <table:table-cell table:style-name="ce1" office:value-type="float" office:value="40.33">
            <text:p>40.33</text:p>
          </table:table-cell>
          <table:table-cell table:style-name="ce1" office:value-type="float" office:value="43387">
            <text:p>43387</text:p>
          </table:table-cell>
          <table:table-cell table:style-name="ce1" office:value-type="float" office:value="43390">
            <text:p>43390</text:p>
          </table:table-cell>
          <table:table-cell table:style-name="ce1" office:value-type="string">
            <text:p>Julia Jones </text:p>
          </table:table-cell>
          <table:table-cell table:style-name="ce1" office:value-type="string">
            <text:p>1622 Seaside St, Seattle, WA 32569 </text:p>
          </table:table-cell>
          <table:table-cell table:style-name="ce1" office:value-type="string">
            <text:p>CD62001 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003">
            <text:p>100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.0625">
            <text:p>0.0625</text:p>
          </table:table-cell>
          <table:table-cell table:style-name="ce1" office:value-type="float" office:value="70.98">
            <text:p>70.98</text:p>
          </table:table-cell>
          <table:table-cell table:style-name="ce1" office:value-type="float" office:value="43385">
            <text:p>43385</text:p>
          </table:table-cell>
          <table:table-cell table:style-name="ce1" office:value-type="float" office:value="43388">
            <text:p>43388</text:p>
          </table:table-cell>
          <table:table-cell table:style-name="ce1" office:value-type="string">
            <text:p>Irene Everly </text:p>
          </table:table-cell>
          <table:table-cell table:style-name="ce1" office:value-type="string">
            <text:p>1756 East Dr, Houston, TX 28562</text:p>
          </table:table-cell>
          <table:table-cell table:style-name="ce1" office:value-type="string">
            <text:p>KB63001 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004">
            <text:p>100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0625">
            <text:p>0.0625</text:p>
          </table:table-cell>
          <table:table-cell table:style-name="ce1" office:value-type="float" office:value="30.45">
            <text:p>30.45</text:p>
          </table:table-cell>
          <table:table-cell table:style-name="ce1" office:value-type="float" office:value="43389">
            <text:p>43389</text:p>
          </table:table-cell>
          <table:table-cell table:style-name="ce1" office:value-type="float" office:value="43392">
            <text:p>43392</text:p>
          </table:table-cell>
          <table:table-cell table:style-name="ce1" office:value-type="string">
            <text:p>Rachel Rose</text:p>
          </table:table-cell>
          <table:table-cell table:style-name="ce1" office:value-type="string">
            <text:p>1465 River Dr, Boston, MA 43625 </text:p>
          </table:table-cell>
          <table:table-cell table:style-name="ce1" office:value-type="string">
            <text:p>IK64001 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005">
            <text:p>100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625">
            <text:p>0.0625</text:p>
          </table:table-cell>
          <table:table-cell table:style-name="ce1" office:value-type="float" office:value="100.2">
            <text:p>100.2</text:p>
          </table:table-cell>
          <table:table-cell table:style-name="ce1" office:value-type="float" office:value="43386">
            <text:p>43386</text:p>
          </table:table-cell>
          <table:table-cell table:style-name="ce1" office:value-type="float" office:value="43389">
            <text:p>43389</text:p>
          </table:table-cell>
          <table:table-cell table:style-name="ce1" office:value-type="string">
            <text:p>Sophie Sutton</text:p>
          </table:table-cell>
          <table:table-cell table:style-name="ce1" office:value-type="string">
            <text:p>1896 West Dr, Portland, OR 65842</text:p>
          </table:table-cell>
          <table:table-cell table:style-name="ce1" office:value-type="string">
            <text:p>OP65001 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006">
            <text:p>10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1025">
            <text:p>0.1025</text:p>
          </table:table-cell>
          <table:table-cell table:style-name="ce1" office:value-type="float" office:value="58.52">
            <text:p>58.52</text:p>
          </table:table-cell>
          <table:table-cell table:style-name="ce1" office:value-type="float" office:value="43394">
            <text:p>43394</text:p>
          </table:table-cell>
          <table:table-cell table:style-name="ce1" office:value-type="float" office:value="43397">
            <text:p>43397</text:p>
          </table:table-cell>
          <table:table-cell table:style-name="ce1" office:value-type="string">
            <text:p>Wendy West</text:p>
          </table:table-cell>
          <table:table-cell table:style-name="ce1" office:value-type="string">
            <text:p>1252 Vine St, Chicago, IL 73215</text:p>
          </table:table-cell>
          <table:table-cell table:style-name="ce1" office:value-type="string">
            <text:p>XH66001 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000">
            <text:p>1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0925">
            <text:p>0.0925</text:p>
          </table:table-cell>
          <table:table-cell table:style-name="ce1" office:value-type="float" office:value="50.02">
            <text:p>50.02</text:p>
          </table:table-cell>
          <table:table-cell table:style-name="ce1" office:value-type="float" office:value="43390">
            <text:p>43390</text:p>
          </table:table-cell>
          <table:table-cell table:style-name="ce1" office:value-type="float" office:value="43393">
            <text:p>43393</text:p>
          </table:table-cell>
          <table:table-cell table:style-name="ce1" office:value-type="string">
            <text:p>Anna Addison</text:p>
          </table:table-cell>
          <table:table-cell table:style-name="ce1" office:value-type="string">
            <text:p>1325 Candy Rd, San Francisco, CA 96123</text:p>
          </table:table-cell>
          <table:table-cell table:style-name="ce1" office:value-type="string">
            <text:p>ZW60001 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001">
            <text:p>100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62.45">
            <text:p>62.45</text:p>
          </table:table-cell>
          <table:table-cell table:style-name="ce1" office:value-type="float" office:value="43388">
            <text:p>43388</text:p>
          </table:table-cell>
          <table:table-cell table:style-name="ce1" office:value-type="float" office:value="43391">
            <text:p>43391</text:p>
          </table:table-cell>
          <table:table-cell table:style-name="ce1" office:value-type="string">
            <text:p>Carol Campbell</text:p>
          </table:table-cell>
          <table:table-cell table:style-name="ce1" office:value-type="string">
            <text:p>1931 Brown St, Gainesville, FL 85321</text:p>
          </table:table-cell>
          <table:table-cell table:style-name="ce1" office:value-type="string">
            <text:p>AB61001 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002">
            <text:p>100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087">
            <text:p>0.087</text:p>
          </table:table-cell>
          <table:table-cell table:style-name="ce1" office:value-type="float" office:value="40.33">
            <text:p>40.33</text:p>
          </table:table-cell>
          <table:table-cell table:style-name="ce1" office:value-type="float" office:value="43387">
            <text:p>43387</text:p>
          </table:table-cell>
          <table:table-cell table:style-name="ce1" office:value-type="float" office:value="43390">
            <text:p>43390</text:p>
          </table:table-cell>
          <table:table-cell table:style-name="ce1" office:value-type="string">
            <text:p>Julia Jones </text:p>
          </table:table-cell>
          <table:table-cell table:style-name="ce1" office:value-type="string">
            <text:p>1622 Seaside St, Seattle, WA 32569 </text:p>
          </table:table-cell>
          <table:table-cell table:style-name="ce1" office:value-type="string">
            <text:p>CD62001 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003">
            <text:p>100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.0625">
            <text:p>0.0625</text:p>
          </table:table-cell>
          <table:table-cell table:style-name="ce1" office:value-type="float" office:value="70.98">
            <text:p>70.98</text:p>
          </table:table-cell>
          <table:table-cell table:style-name="ce1" office:value-type="float" office:value="43385">
            <text:p>43385</text:p>
          </table:table-cell>
          <table:table-cell table:style-name="ce1" office:value-type="float" office:value="43388">
            <text:p>43388</text:p>
          </table:table-cell>
          <table:table-cell table:style-name="ce1" office:value-type="string">
            <text:p>Irene Everly </text:p>
          </table:table-cell>
          <table:table-cell table:style-name="ce1" office:value-type="string">
            <text:p>1756 East Dr, Houston, TX 28562</text:p>
          </table:table-cell>
          <table:table-cell table:style-name="ce1" office:value-type="string">
            <text:p>KB63001 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004">
            <text:p>100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0625">
            <text:p>0.0625</text:p>
          </table:table-cell>
          <table:table-cell table:style-name="ce1" office:value-type="float" office:value="30.45">
            <text:p>30.45</text:p>
          </table:table-cell>
          <table:table-cell table:style-name="ce1" office:value-type="float" office:value="43389">
            <text:p>43389</text:p>
          </table:table-cell>
          <table:table-cell table:style-name="ce1" office:value-type="float" office:value="43392">
            <text:p>43392</text:p>
          </table:table-cell>
          <table:table-cell table:style-name="ce1" office:value-type="string">
            <text:p>Rachel Rose</text:p>
          </table:table-cell>
          <table:table-cell table:style-name="ce1" office:value-type="string">
            <text:p>1465 River Dr, Boston, MA 43625 </text:p>
          </table:table-cell>
          <table:table-cell table:style-name="ce1" office:value-type="string">
            <text:p>IK64001 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005">
            <text:p>100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625">
            <text:p>0.0625</text:p>
          </table:table-cell>
          <table:table-cell table:style-name="ce1" office:value-type="float" office:value="100.2">
            <text:p>100.2</text:p>
          </table:table-cell>
          <table:table-cell table:style-name="ce1" office:value-type="float" office:value="43386">
            <text:p>43386</text:p>
          </table:table-cell>
          <table:table-cell table:style-name="ce1" office:value-type="float" office:value="43389">
            <text:p>43389</text:p>
          </table:table-cell>
          <table:table-cell table:style-name="ce1" office:value-type="string">
            <text:p>Sophie Sutton</text:p>
          </table:table-cell>
          <table:table-cell table:style-name="ce1" office:value-type="string">
            <text:p>1896 West Dr, Portland, OR 65842</text:p>
          </table:table-cell>
          <table:table-cell table:style-name="ce1" office:value-type="string">
            <text:p>OP65001 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006">
            <text:p>10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1025">
            <text:p>0.1025</text:p>
          </table:table-cell>
          <table:table-cell table:style-name="ce1" office:value-type="float" office:value="58.52">
            <text:p>58.52</text:p>
          </table:table-cell>
          <table:table-cell table:style-name="ce1" office:value-type="float" office:value="43394">
            <text:p>43394</text:p>
          </table:table-cell>
          <table:table-cell table:style-name="ce1" office:value-type="float" office:value="43397">
            <text:p>43397</text:p>
          </table:table-cell>
          <table:table-cell table:style-name="ce1" office:value-type="string">
            <text:p>Wendy West</text:p>
          </table:table-cell>
          <table:table-cell table:style-name="ce1" office:value-type="string">
            <text:p>1252 Vine St, Chicago, IL 73215</text:p>
          </table:table-cell>
          <table:table-cell table:style-name="ce1" office:value-type="string">
            <text:p>XH66001 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000">
            <text:p>1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0925">
            <text:p>0.0925</text:p>
          </table:table-cell>
          <table:table-cell table:style-name="ce1" office:value-type="float" office:value="50.02">
            <text:p>50.02</text:p>
          </table:table-cell>
          <table:table-cell table:style-name="ce1" office:value-type="float" office:value="43390">
            <text:p>43390</text:p>
          </table:table-cell>
          <table:table-cell table:style-name="ce1" office:value-type="float" office:value="43393">
            <text:p>43393</text:p>
          </table:table-cell>
          <table:table-cell table:style-name="ce1" office:value-type="string">
            <text:p>Anna Addison</text:p>
          </table:table-cell>
          <table:table-cell table:style-name="ce1" office:value-type="string">
            <text:p>1325 Candy Rd, San Francisco, CA 96123</text:p>
          </table:table-cell>
          <table:table-cell table:style-name="ce1" office:value-type="string">
            <text:p>ZW60001 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001">
            <text:p>100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62.45">
            <text:p>62.45</text:p>
          </table:table-cell>
          <table:table-cell table:style-name="ce1" office:value-type="float" office:value="43388">
            <text:p>43388</text:p>
          </table:table-cell>
          <table:table-cell table:style-name="ce1" office:value-type="float" office:value="43391">
            <text:p>43391</text:p>
          </table:table-cell>
          <table:table-cell table:style-name="ce1" office:value-type="string">
            <text:p>Carol Campbell</text:p>
          </table:table-cell>
          <table:table-cell table:style-name="ce1" office:value-type="string">
            <text:p>1931 Brown St, Gainesville, FL 85321</text:p>
          </table:table-cell>
          <table:table-cell table:style-name="ce1" office:value-type="string">
            <text:p>AB61001 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002">
            <text:p>100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087">
            <text:p>0.087</text:p>
          </table:table-cell>
          <table:table-cell table:style-name="ce1" office:value-type="float" office:value="40.33">
            <text:p>40.33</text:p>
          </table:table-cell>
          <table:table-cell table:style-name="ce1" office:value-type="float" office:value="43387">
            <text:p>43387</text:p>
          </table:table-cell>
          <table:table-cell table:style-name="ce1" office:value-type="float" office:value="43390">
            <text:p>43390</text:p>
          </table:table-cell>
          <table:table-cell table:style-name="ce1" office:value-type="string">
            <text:p>Julia Jones </text:p>
          </table:table-cell>
          <table:table-cell table:style-name="ce1" office:value-type="string">
            <text:p>1622 Seaside St, Seattle, WA 32569 </text:p>
          </table:table-cell>
          <table:table-cell table:style-name="ce1" office:value-type="string">
            <text:p>CD62001 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003">
            <text:p>100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.0625">
            <text:p>0.0625</text:p>
          </table:table-cell>
          <table:table-cell table:style-name="ce1" office:value-type="float" office:value="70.98">
            <text:p>70.98</text:p>
          </table:table-cell>
          <table:table-cell table:style-name="ce1" office:value-type="float" office:value="43385">
            <text:p>43385</text:p>
          </table:table-cell>
          <table:table-cell table:style-name="ce1" office:value-type="float" office:value="43388">
            <text:p>43388</text:p>
          </table:table-cell>
          <table:table-cell table:style-name="ce1" office:value-type="string">
            <text:p>Irene Everly </text:p>
          </table:table-cell>
          <table:table-cell table:style-name="ce1" office:value-type="string">
            <text:p>1756 East Dr, Houston, TX 28562</text:p>
          </table:table-cell>
          <table:table-cell table:style-name="ce1" office:value-type="string">
            <text:p>KB63001 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004">
            <text:p>100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0625">
            <text:p>0.0625</text:p>
          </table:table-cell>
          <table:table-cell table:style-name="ce1" office:value-type="float" office:value="30.45">
            <text:p>30.45</text:p>
          </table:table-cell>
          <table:table-cell table:style-name="ce1" office:value-type="float" office:value="43389">
            <text:p>43389</text:p>
          </table:table-cell>
          <table:table-cell table:style-name="ce1" office:value-type="float" office:value="43392">
            <text:p>43392</text:p>
          </table:table-cell>
          <table:table-cell table:style-name="ce1" office:value-type="string">
            <text:p>Rachel Rose</text:p>
          </table:table-cell>
          <table:table-cell table:style-name="ce1" office:value-type="string">
            <text:p>1465 River Dr, Boston, MA 43625 </text:p>
          </table:table-cell>
          <table:table-cell table:style-name="ce1" office:value-type="string">
            <text:p>IK64001 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005">
            <text:p>100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625">
            <text:p>0.0625</text:p>
          </table:table-cell>
          <table:table-cell table:style-name="ce1" office:value-type="float" office:value="100.2">
            <text:p>100.2</text:p>
          </table:table-cell>
          <table:table-cell table:style-name="ce1" office:value-type="float" office:value="43386">
            <text:p>43386</text:p>
          </table:table-cell>
          <table:table-cell table:style-name="ce1" office:value-type="float" office:value="43389">
            <text:p>43389</text:p>
          </table:table-cell>
          <table:table-cell table:style-name="ce1" office:value-type="string">
            <text:p>Sophie Sutton</text:p>
          </table:table-cell>
          <table:table-cell table:style-name="ce1" office:value-type="string">
            <text:p>1896 West Dr, Portland, OR 65842</text:p>
          </table:table-cell>
          <table:table-cell table:style-name="ce1" office:value-type="string">
            <text:p>OP65001 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006">
            <text:p>10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1025">
            <text:p>0.1025</text:p>
          </table:table-cell>
          <table:table-cell table:style-name="ce1" office:value-type="float" office:value="58.52">
            <text:p>58.52</text:p>
          </table:table-cell>
          <table:table-cell table:style-name="ce1" office:value-type="float" office:value="43394">
            <text:p>43394</text:p>
          </table:table-cell>
          <table:table-cell table:style-name="ce1" office:value-type="float" office:value="43397">
            <text:p>43397</text:p>
          </table:table-cell>
          <table:table-cell table:style-name="ce1" office:value-type="string">
            <text:p>Wendy West</text:p>
          </table:table-cell>
          <table:table-cell table:style-name="ce1" office:value-type="string">
            <text:p>1252 Vine St, Chicago, IL 73215</text:p>
          </table:table-cell>
          <table:table-cell table:style-name="ce1" office:value-type="string">
            <text:p>XH66001 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000">
            <text:p>1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0925">
            <text:p>0.0925</text:p>
          </table:table-cell>
          <table:table-cell table:style-name="ce1" office:value-type="float" office:value="50.02">
            <text:p>50.02</text:p>
          </table:table-cell>
          <table:table-cell table:style-name="ce1" office:value-type="float" office:value="43390">
            <text:p>43390</text:p>
          </table:table-cell>
          <table:table-cell table:style-name="ce1" office:value-type="float" office:value="43393">
            <text:p>43393</text:p>
          </table:table-cell>
          <table:table-cell table:style-name="ce1" office:value-type="string">
            <text:p>Anna Addison</text:p>
          </table:table-cell>
          <table:table-cell table:style-name="ce1" office:value-type="string">
            <text:p>1325 Candy Rd, San Francisco, CA 96123</text:p>
          </table:table-cell>
          <table:table-cell table:style-name="ce1" office:value-type="string">
            <text:p>ZW60001 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001">
            <text:p>100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62.45">
            <text:p>62.45</text:p>
          </table:table-cell>
          <table:table-cell table:style-name="ce1" office:value-type="float" office:value="43388">
            <text:p>43388</text:p>
          </table:table-cell>
          <table:table-cell table:style-name="ce1" office:value-type="float" office:value="43391">
            <text:p>43391</text:p>
          </table:table-cell>
          <table:table-cell table:style-name="ce1" office:value-type="string">
            <text:p>Carol Campbell</text:p>
          </table:table-cell>
          <table:table-cell table:style-name="ce1" office:value-type="string">
            <text:p>1931 Brown St, Gainesville, FL 85321</text:p>
          </table:table-cell>
          <table:table-cell table:style-name="ce1" office:value-type="string">
            <text:p>AB61001 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002">
            <text:p>100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087">
            <text:p>0.087</text:p>
          </table:table-cell>
          <table:table-cell table:style-name="ce1" office:value-type="float" office:value="40.33">
            <text:p>40.33</text:p>
          </table:table-cell>
          <table:table-cell table:style-name="ce1" office:value-type="float" office:value="43387">
            <text:p>43387</text:p>
          </table:table-cell>
          <table:table-cell table:style-name="ce1" office:value-type="float" office:value="43390">
            <text:p>43390</text:p>
          </table:table-cell>
          <table:table-cell table:style-name="ce1" office:value-type="string">
            <text:p>Julia Jones </text:p>
          </table:table-cell>
          <table:table-cell table:style-name="ce1" office:value-type="string">
            <text:p>1622 Seaside St, Seattle, WA 32569 </text:p>
          </table:table-cell>
          <table:table-cell table:style-name="ce1" office:value-type="string">
            <text:p>CD62001 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003">
            <text:p>100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.0625">
            <text:p>0.0625</text:p>
          </table:table-cell>
          <table:table-cell table:style-name="ce1" office:value-type="float" office:value="70.98">
            <text:p>70.98</text:p>
          </table:table-cell>
          <table:table-cell table:style-name="ce1" office:value-type="float" office:value="43385">
            <text:p>43385</text:p>
          </table:table-cell>
          <table:table-cell table:style-name="ce1" office:value-type="float" office:value="43388">
            <text:p>43388</text:p>
          </table:table-cell>
          <table:table-cell table:style-name="ce1" office:value-type="string">
            <text:p>Irene Everly </text:p>
          </table:table-cell>
          <table:table-cell table:style-name="ce1" office:value-type="string">
            <text:p>1756 East Dr, Houston, TX 28562</text:p>
          </table:table-cell>
          <table:table-cell table:style-name="ce1" office:value-type="string">
            <text:p>KB63001 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004">
            <text:p>100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0625">
            <text:p>0.0625</text:p>
          </table:table-cell>
          <table:table-cell table:style-name="ce1" office:value-type="float" office:value="30.45">
            <text:p>30.45</text:p>
          </table:table-cell>
          <table:table-cell table:style-name="ce1" office:value-type="float" office:value="43389">
            <text:p>43389</text:p>
          </table:table-cell>
          <table:table-cell table:style-name="ce1" office:value-type="float" office:value="43392">
            <text:p>43392</text:p>
          </table:table-cell>
          <table:table-cell table:style-name="ce1" office:value-type="string">
            <text:p>Rachel Rose</text:p>
          </table:table-cell>
          <table:table-cell table:style-name="ce1" office:value-type="string">
            <text:p>1465 River Dr, Boston, MA 43625 </text:p>
          </table:table-cell>
          <table:table-cell table:style-name="ce1" office:value-type="string">
            <text:p>IK64001 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005">
            <text:p>100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625">
            <text:p>0.0625</text:p>
          </table:table-cell>
          <table:table-cell table:style-name="ce1" office:value-type="float" office:value="100.2">
            <text:p>100.2</text:p>
          </table:table-cell>
          <table:table-cell table:style-name="ce1" office:value-type="float" office:value="43386">
            <text:p>43386</text:p>
          </table:table-cell>
          <table:table-cell table:style-name="ce1" office:value-type="float" office:value="43389">
            <text:p>43389</text:p>
          </table:table-cell>
          <table:table-cell table:style-name="ce1" office:value-type="string">
            <text:p>Sophie Sutton</text:p>
          </table:table-cell>
          <table:table-cell table:style-name="ce1" office:value-type="string">
            <text:p>1896 West Dr, Portland, OR 65842</text:p>
          </table:table-cell>
          <table:table-cell table:style-name="ce1" office:value-type="string">
            <text:p>OP65001 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006">
            <text:p>10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1025">
            <text:p>0.1025</text:p>
          </table:table-cell>
          <table:table-cell table:style-name="ce1" office:value-type="float" office:value="58.52">
            <text:p>58.52</text:p>
          </table:table-cell>
          <table:table-cell table:style-name="ce1" office:value-type="float" office:value="43394">
            <text:p>43394</text:p>
          </table:table-cell>
          <table:table-cell table:style-name="ce1" office:value-type="float" office:value="43397">
            <text:p>43397</text:p>
          </table:table-cell>
          <table:table-cell table:style-name="ce1" office:value-type="string">
            <text:p>Wendy West</text:p>
          </table:table-cell>
          <table:table-cell table:style-name="ce1" office:value-type="string">
            <text:p>1252 Vine St, Chicago, IL 73215</text:p>
          </table:table-cell>
          <table:table-cell table:style-name="ce1" office:value-type="string">
            <text:p>XH66001 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ramsus/Programming/Platzi/Excel/archive/products.txt'#products" table:print="false" table:style-name="ta_extref">
        <table:table-source xlink:type="simple" xlink:href="../archive/products.txt" table:table-name="products" table:mode="copy-results-only"/>
        <table:table-column table:number-columns-repeated="3"/>
        <table:table-row>
          <table:table-cell table:style-name="ce1" office:value-type="string">
            <text:p>product_id</text:p>
          </table:table-cell>
          <table:table-cell table:style-name="ce1" office:value-type="string">
            <text:p>product_name</text:p>
          </table:table-cell>
          <table:table-cell table:style-name="ce1" office:value-type="string">
            <text:p>descriptions</text:p>
          </table:table-cell>
        </table:table-row>
        <table:table-row>
          <table:table-cell table:style-name="ce1" office:value-type="float" office:value="1200">
            <text:p>1200</text:p>
          </table:table-cell>
          <table:table-cell table:style-name="ce1" office:value-type="string">
            <text:p>Macbook Pro (2017)</text:p>
          </table:table-cell>
          <table:table-cell table:style-name="ce1" office:value-type="string">
            <text:p>The ultimate pro notebook. MacBook Pro features faster processors ;upgraded memory;the Apple T2 chip;and a Retina display with True Tone technology.</text:p>
          </table:table-cell>
        </table:table-row>
        <table:table-row>
          <table:table-cell table:style-name="ce1" office:value-type="float" office:value="1300">
            <text:p>1300</text:p>
          </table:table-cell>
          <table:table-cell table:style-name="ce1" office:value-type="string">
            <text:p>Macbook Air (2015) </text:p>
          </table:table-cell>
          <table:table-cell table:style-name="ce1" office:value-type="string">
            <text:p>MacBook Air lasts up to an incredible 12 hours between charges So from your morning coffee till your evening commute;you can work unplugged. When it�s time to kick back and relax;you can get up to 12 hours of iTunes movie playback.</text:p>
          </table:table-cell>
        </table:table-row>
        <table:table-row>
          <table:table-cell table:style-name="ce1" office:value-type="float" office:value="1400">
            <text:p>1400</text:p>
          </table:table-cell>
          <table:table-cell table:style-name="ce1" office:value-type="string">
            <text:p>Iphone X</text:p>
          </table:table-cell>
          <table:table-cell table:style-name="ce1" office:value-type="string">
            <text:p>The iPhone X display is so immersive the device itself disappears into the experience. </text:p>
          </table:table-cell>
        </table:table-row>
        <table:table-row>
          <table:table-cell table:style-name="ce1" office:value-type="float" office:value="1500">
            <text:p>1500</text:p>
          </table:table-cell>
          <table:table-cell table:style-name="ce1" office:value-type="string">
            <text:p>Iphone 7</text:p>
          </table:table-cell>
          <table:table-cell table:style-name="ce1" office:value-type="string">
            <text:p>Great connectivity of this device includes Bluetooth 4.2 version with A2DP</text:p>
          </table:table-cell>
        </table:table-row>
        <table:table-row>
          <table:table-cell table:style-name="ce1" office:value-type="float" office:value="1600">
            <text:p>1600</text:p>
          </table:table-cell>
          <table:table-cell table:style-name="ce1" office:value-type="string">
            <text:p>Iphone 8</text:p>
          </table:table-cell>
          <table:table-cell table:style-name="ce1" office:value-type="string">
            <text:p>iPhone 8 introduces a glass design. The glass back enables easy wireless charging.</text:p>
          </table:table-cell>
        </table:table-row>
        <table:table-row>
          <table:table-cell table:style-name="ce1" office:value-type="float" office:value="1700">
            <text:p>1700</text:p>
          </table:table-cell>
          <table:table-cell table:style-name="ce1" office:value-type="string">
            <text:p>Ipad Air</text:p>
          </table:table-cell>
          <table:table-cell table:style-name="ce1" office:value-type="string">
            <text:p>4th gen The iPad Air is unbelievably thin and light. And yet it is so much more powerful and capable</text:p>
          </table:table-cell>
        </table:table-row>
        <table:table-row>
          <table:table-cell table:style-name="ce1" office:value-type="float" office:value="1800">
            <text:p>1800</text:p>
          </table:table-cell>
          <table:table-cell table:style-name="ce1" office:value-type="string">
            <text:p>Ipad Mini 3th gen</text:p>
          </table:table-cell>
          <table:table-cell table:style-name="ce1" office:value-type="string">
            <text:p>3th gen Everything you love about iPad � the beautiful screen and fast</text:p>
          </table:table-cell>
        </table:table-row>
        <table:table-row>
          <table:table-cell table:style-name="ce1" office:value-type="float" office:value="1900">
            <text:p>1900</text:p>
          </table:table-cell>
          <table:table-cell table:style-name="ce1" office:value-type="string">
            <text:p>ESC8000 G3</text:p>
          </table:table-cell>
          <table:table-cell table:style-name="ce1" office:value-type="string">
            <text:p>G3 High-density GPU server with hybrid computing power. ASUS-patented Adaptable Topology design.</text:p>
          </table:table-cell>
        </table:table-row>
        <table:table-row>
          <table:table-cell table:style-name="ce1" office:value-type="float" office:value="2000">
            <text:p>2000</text:p>
          </table:table-cell>
          <table:table-cell table:style-name="ce1" office:value-type="string">
            <text:p>ESC8000 G4</text:p>
          </table:table-cell>
          <table:table-cell table:style-name="ce1" office:value-type="string">
            <text:p>G4 High performance ASUS 2U server with hybrid-storage design and high power-efficiency</text:p>
          </table:table-cell>
        </table:table-row>
        <table:table-row>
          <table:table-cell table:style-name="ce1" office:value-type="float" office:value="2100">
            <text:p>2100</text:p>
          </table:table-cell>
          <table:table-cell table:style-name="ce1" office:value-type="string">
            <text:p>XPS 13 - 5080</text:p>
          </table:table-cell>
          <table:table-cell table:style-name="ce1" office:value-type="string">
            <text:p>Thinner and more powerful than ever the Dell XPS reinforces its lofty standing with an 8th Gen Intel Core processor immaculate 4K UHD display, and super-slim build.</text:p>
          </table:table-cell>
        </table:table-row>
        <table:table-row>
          <table:table-cell table:style-name="ce1" office:value-type="float" office:value="2200">
            <text:p>2200</text:p>
          </table:table-cell>
          <table:table-cell table:style-name="ce1" office:value-type="string">
            <text:p>XPS 15 - 5070</text:p>
          </table:table-cell>
          <table:table-cell table:style-name="ce1" office:value-type="string">
            <text:p>Ultra-thin and distinctly refined the stylish Dell Inspiron gives definitive elegance to a powerful and expansive PC experience.</text:p>
          </table:table-cell>
        </table:table-row>
        <table:table-row>
          <table:table-cell table:style-name="ce1" office:value-type="float" office:value="2300">
            <text:p>2300</text:p>
          </table:table-cell>
          <table:table-cell table:style-name="ce1" office:value-type="string">
            <text:p>Monoprice Ultra Slim Series High Speed HDMI Cable</text:p>
          </table:table-cell>
          <table:table-cell table:style-name="ce1" office:value-type="string">
            <text:p>The Monoprice Ultra Slim Active High Speed HDMI Cable series is designed with the thinnest TVs in mind</text:p>
          </table:table-cell>
        </table:table-row>
        <table:table-row>
          <table:table-cell table:style-name="ce1" office:value-type="float" office:value="2400">
            <text:p>2400</text:p>
          </table:table-cell>
          <table:table-cell table:style-name="ce1" office:value-type="string">
            <text:p>Monoprice Ultra Slim Series High Speed HDMI Cable - 4K</text:p>
          </table:table-cell>
          <table:table-cell table:style-name="ce1" office:value-type="string">
            <text:p>Monoprice Commercial Cable supports the following HDMI features: 4K resolution at 24Hz. 3D video. </text:p>
          </table:table-cell>
        </table:table-row>
        <table:table-row>
          <table:table-cell table:style-name="ce1" office:value-type="float" office:value="2500">
            <text:p>2500</text:p>
          </table:table-cell>
          <table:table-cell table:style-name="ce1" office:value-type="string">
            <text:p>Avantree HT3189 Wireless Headphones</text:p>
          </table:table-cell>
          <table:table-cell table:style-name="ce1" office:value-type="string">
            <text:p>Avantree HT3189 Wireless Headphones for TV Watching &amp; PC Gaming with Bluetooth</text:p>
          </table:table-cell>
        </table:table-row>
        <table:table-row>
          <table:table-cell table:style-name="ce1" office:value-type="float" office:value="2600">
            <text:p>2600</text:p>
          </table:table-cell>
          <table:table-cell table:style-name="ce1" office:value-type="string">
            <text:p>COWIN E7 PRO</text:p>
          </table:table-cell>
          <table:table-cell table:style-name="ce1" office:value-type="string">
            <text:p>Active Noise Cancelling Headphone Bluetooth Headphones with Microphone Hi-Fi Deep Bass Wireless Headphones Over Ear 30H Playtime for Travel Work TV Computer Phone</text:p>
          </table:table-cell>
        </table:table-row>
        <table:table-row>
          <table:table-cell table:style-name="ce1" office:value-type="string">
            <text:p>Macbook Pro (2017)</text:p>
          </table:table-cell>
          <table:table-cell table:style-name="ce1" office:value-type="string">
            <text:p>MacBook Air lasts up to an incredible 12 hours between charges So from your morning coffee till your evening commute;you can work unplugged. When it�s time to kick back and relax;you can get up to 12 hours of iTunes movie playback.</text:p>
          </table:table-cell>
        </table:table-row>
        <table:table-row>
          <table:table-cell table:style-name="ce1" office:value-type="string">
            <text:p>Iphone X</text:p>
          </table:table-cell>
          <table:table-cell table:style-name="ce1" office:value-type="string">
            <text:p>iPhone 8 introduces a glass design. The glass back enables easy wireless charging.</text:p>
          </table:table-cell>
        </table:table-row>
        <table:table-row>
          <table:table-cell table:style-name="ce1" office:value-type="string">
            <text:p>Iphone 8</text:p>
          </table:table-cell>
          <table:table-cell table:style-name="ce1" office:value-type="string">
            <text:p>G3 High-density GPU server with hybrid computing power. ASUS-patented Adaptable Topology design.</text:p>
          </table:table-cell>
        </table:table-row>
        <table:table-row>
          <table:table-cell table:style-name="ce1" office:value-type="string">
            <text:p>Ipad Mini 3th gen</text:p>
          </table:table-cell>
          <table:table-cell table:style-name="ce1" office:value-type="string">
            <text:p>Ultra-thin and distinctly refined the stylish Dell Inspiron gives definitive elegance to a powerful and expansive PC experience.</text:p>
          </table:table-cell>
        </table:table-row>
        <table:table-row>
          <table:table-cell table:style-name="ce1" office:value-type="string">
            <text:p>ESC8000 G4</text:p>
          </table:table-cell>
          <table:table-cell table:style-name="ce1" office:value-type="string">
            <text:p>Avantree HT3189 Wireless Headphones for TV Watching &amp; PC Gaming with Bluetooth</text:p>
          </table:table-cell>
        </table:table-row>
        <table:table-row>
          <table:table-cell table:style-name="ce1" office:value-type="string">
            <text:p>XPS 15 - 5070</text:p>
          </table:table-cell>
        </table:table-row>
        <table:table-row>
          <table:table-cell table:style-name="ce1" office:value-type="string">
            <text:p>Monoprice Ultra Slim Series High Speed HDMI Cable - 4K</text:p>
          </table:table-cell>
        </table:table-row>
        <table:table-row>
          <table:table-cell table:style-name="ce1" office:value-type="string">
            <text:p>COWIN E7 PRO</text:p>
          </table:table-cell>
        </table:table-row>
        <table:table-row>
          <table:table-cell table:style-name="ce1" office:value-type="string">
            <text:p>Thinner and more powerful than ever the Dell XPS reinforces its lofty standing with an 8th Gen Intel Core processor immaculate 4K UHD display, and super-slim build.</text:p>
          </table:table-cell>
        </table:table-row>
        <table:table-row>
          <table:table-cell table:style-name="ce1" office:value-type="string">
            <text:p>Monoprice Commercial Cable supports the following HDMI features: 4K resolution at 24Hz. 3D video. </text:p>
          </table:table-cell>
        </table:table-row>
      </table:table>
      <table:table table:name="'file:///home/ramsus/Programming/Platzi/Excel/product_sold_vendor.ods'#product_sold_vendor" table:print="false" table:style-name="ta_extref">
        <table:table-source xlink:type="simple" xlink:href="../product_sold_vendor.ods" table:table-name="product_sold_vendor" table:mode="copy-results-only"/>
        <table:table-column table:number-columns-repeated="2"/>
        <table:table-row>
          <table:table-cell table:number-columns-repeated="2"/>
        </table:table-row>
        <table:table-row>
          <table:table-cell table:style-name="ce1" office:value-type="float" office:value="1200">
            <text:p>1200</text:p>
          </table:table-cell>
          <table:table-cell table:style-name="ce1" office:value-type="float" office:value="5000">
            <text:p>5000</text:p>
          </table:table-cell>
        </table:table-row>
        <table:table-row>
          <table:table-cell table:style-name="ce1" office:value-type="float" office:value="1300">
            <text:p>1300</text:p>
          </table:table-cell>
          <table:table-cell table:style-name="ce1" office:value-type="float" office:value="5000">
            <text:p>5000</text:p>
          </table:table-cell>
        </table:table-row>
        <table:table-row>
          <table:table-cell table:style-name="ce1" office:value-type="float" office:value="1400">
            <text:p>1400</text:p>
          </table:table-cell>
          <table:table-cell table:style-name="ce1" office:value-type="float" office:value="5100">
            <text:p>5100</text:p>
          </table:table-cell>
        </table:table-row>
        <table:table-row>
          <table:table-cell table:style-name="ce1" office:value-type="float" office:value="1500">
            <text:p>1500</text:p>
          </table:table-cell>
          <table:table-cell table:style-name="ce1" office:value-type="float" office:value="5100">
            <text:p>5100</text:p>
          </table:table-cell>
        </table:table-row>
        <table:table-row>
          <table:table-cell table:style-name="ce1" office:value-type="float" office:value="1600">
            <text:p>1600</text:p>
          </table:table-cell>
          <table:table-cell table:style-name="ce1" office:value-type="float" office:value="5100">
            <text:p>5100</text:p>
          </table:table-cell>
        </table:table-row>
        <table:table-row>
          <table:table-cell table:style-name="ce1" office:value-type="float" office:value="1700">
            <text:p>1700</text:p>
          </table:table-cell>
          <table:table-cell table:style-name="ce1" office:value-type="float" office:value="5200">
            <text:p>5200</text:p>
          </table:table-cell>
        </table:table-row>
        <table:table-row>
          <table:table-cell table:style-name="ce1" office:value-type="float" office:value="1800">
            <text:p>1800</text:p>
          </table:table-cell>
          <table:table-cell table:style-name="ce1" office:value-type="float" office:value="5200">
            <text:p>5200</text:p>
          </table:table-cell>
        </table:table-row>
        <table:table-row>
          <table:table-cell table:style-name="ce1" office:value-type="float" office:value="1900">
            <text:p>1900</text:p>
          </table:table-cell>
          <table:table-cell table:style-name="ce1" office:value-type="float" office:value="5300">
            <text:p>5300</text:p>
          </table:table-cell>
        </table:table-row>
        <table:table-row>
          <table:table-cell table:style-name="ce1" office:value-type="float" office:value="2000">
            <text:p>2000</text:p>
          </table:table-cell>
          <table:table-cell table:style-name="ce1" office:value-type="float" office:value="5300">
            <text:p>5300</text:p>
          </table:table-cell>
        </table:table-row>
        <table:table-row>
          <table:table-cell table:style-name="ce1" office:value-type="float" office:value="2100">
            <text:p>2100</text:p>
          </table:table-cell>
          <table:table-cell table:style-name="ce1" office:value-type="float" office:value="5400">
            <text:p>5400</text:p>
          </table:table-cell>
        </table:table-row>
        <table:table-row>
          <table:table-cell table:style-name="ce1" office:value-type="float" office:value="2200">
            <text:p>2200</text:p>
          </table:table-cell>
          <table:table-cell table:style-name="ce1" office:value-type="float" office:value="5400">
            <text:p>5400</text:p>
          </table:table-cell>
        </table:table-row>
        <table:table-row>
          <table:table-cell table:style-name="ce1" office:value-type="float" office:value="2300">
            <text:p>2300</text:p>
          </table:table-cell>
          <table:table-cell table:style-name="ce1" office:value-type="float" office:value="5500">
            <text:p>5500</text:p>
          </table:table-cell>
        </table:table-row>
        <table:table-row>
          <table:table-cell table:style-name="ce1" office:value-type="float" office:value="2400">
            <text:p>2400</text:p>
          </table:table-cell>
          <table:table-cell table:style-name="ce1" office:value-type="float" office:value="5500">
            <text:p>5500</text:p>
          </table:table-cell>
        </table:table-row>
        <table:table-row>
          <table:table-cell table:style-name="ce1" office:value-type="float" office:value="2500">
            <text:p>2500</text:p>
          </table:table-cell>
          <table:table-cell table:style-name="ce1" office:value-type="float" office:value="5600">
            <text:p>5600</text:p>
          </table:table-cell>
        </table:table-row>
        <table:table-row>
          <table:table-cell table:style-name="ce1" office:value-type="float" office:value="2600">
            <text:p>2600</text:p>
          </table:table-cell>
          <table:table-cell table:style-name="ce1" office:value-type="float" office:value="5600">
            <text:p>5600</text:p>
          </table:table-cell>
        </table:table-row>
        <table:table-row>
          <table:table-cell table:style-name="ce1" office:value-type="float" office:value="5000">
            <text:p>5000</text:p>
          </table:table-cell>
        </table:table-row>
        <table:table-row>
          <table:table-cell table:style-name="ce1" office:value-type="float" office:value="5100">
            <text:p>5100</text:p>
          </table:table-cell>
        </table:table-row>
        <table:table-row>
          <table:table-cell table:style-name="ce1" office:value-type="float" office:value="5200">
            <text:p>5200</text:p>
          </table:table-cell>
        </table:table-row>
        <table:table-row>
          <table:table-cell table:style-name="ce1" office:value-type="float" office:value="5300">
            <text:p>5300</text:p>
          </table:table-cell>
        </table:table-row>
        <table:table-row>
          <table:table-cell table:style-name="ce1" office:value-type="float" office:value="5400">
            <text:p>5400</text:p>
          </table:table-cell>
        </table:table-row>
        <table:table-row>
          <table:table-cell table:style-name="ce1" office:value-type="float" office:value="5500">
            <text:p>5500</text:p>
          </table:table-cell>
        </table:table-row>
        <table:table-row>
          <table:table-cell table:style-name="ce1" office:value-type="float" office:value="5600">
            <text:p>5600</text:p>
          </table:table-cell>
        </table:table-row>
      </table:table>
      <table:named-expressions/>
      <table:database-ranges>
        <table:database-range table:name="__Anonymous_Sheet_DB__0" table:target-range-address="orders_has_products.A1:orders_has_products.O3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5T13:47:03.755645528</dc:date>
    <meta:editing-duration>PT1H19M43S</meta:editing-duration>
    <meta:editing-cycles>9</meta:editing-cycles>
    <meta:generator>LibreOffice/7.3.4.2$Linux_X86_64 LibreOffice_project/30$Build-2</meta:generator>
    <meta:document-statistic meta:table-count="1" meta:cell-count="465" meta:object-count="0"/>
  </office:meta>
</office:document-meta>
</file>